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meta.xml" manifest:media-type="text/xml"/>
  <manifest:file-entry manifest:full-path="manifest.rdf" manifest:media-type="application/rdf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Pictures/2000000A000000FD000000FD91A82B8B.svm" manifest:media-type="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4/content.xml" manifest:media-type="text/xml"/>
  <manifest:file-entry manifest:full-path="Object 14/Pictures/2000000A000000FD000000FD91A82B8B.svm" manifest:media-type="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17/content.xml" manifest:media-type="text/xml"/>
  <manifest:file-entry manifest:full-path="Object 17/Pictures/2000000A000000FD000000FD91A82B8B.svm" manifest:media-type="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Gauss-v1-Speedup" table:style-name="ta1">
        <table:shapes>
          <draw:frame draw:z-index="0" draw:style-name="gr1" draw:text-style-name="P1" svg:width="6.5in" svg:height="4.5in" svg:x="13.5591in" svg:y="3.8272in">
            <draw:object draw:notify-on-update-of-ranges="'Gauss-v1-Speedup'.A2:'Gauss-v1-Speedup'.A7 'Gauss-v1-Speedup'.B1:'Gauss-v1-Speedup'.B1 'Gauss-v1-Speedup'.B2:'Gauss-v1-Speedup'.B7 'Gauss-v1-Speedup'.C1:'Gauss-v1-Speedup'.C1 'Gauss-v1-Speedup'.C2:'Gauss-v1-Speedup'.C7 'Gauss-v1-Speedup'.D1:'Gauss-v1-Speedup'.D1 'Gauss-v1-Speedup'.D2:'Gauss-v1-Speedup'.D7 'Gauss-v1-Speedup'.E1:'Gauss-v1-Speedup'.E1 'Gauss-v1-Speedup'.E2:'Gauss-v1-Speedup'.E7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" draw:style-name="gr1" draw:text-style-name="P1" svg:width="6.5in" svg:height="4.5in" svg:x="6.9236in" svg:y="3.8169in">
            <draw:object draw:notify-on-update-of-ranges="'Gauss-v1-Speedup'.A10:'Gauss-v1-Speedup'.A12 'Gauss-v1-Speedup'.B9:'Gauss-v1-Speedup'.B9 'Gauss-v1-Speedup'.B10:'Gauss-v1-Speedup'.B12 'Gauss-v1-Speedup'.C9:'Gauss-v1-Speedup'.C9 'Gauss-v1-Speedup'.C10:'Gauss-v1-Speedup'.C12 'Gauss-v1-Speedup'.D9:'Gauss-v1-Speedup'.D9 'Gauss-v1-Speedup'.D10:'Gauss-v1-Speedup'.D12 'Gauss-v1-Speedup'.E9:'Gauss-v1-Speedup'.E9 'Gauss-v1-Speedup'.E10:'Gauss-v1-Speedup'.E12 'Gauss-v1-Speedup'.F9:'Gauss-v1-Speedup'.F9 'Gauss-v1-Speedup'.F10:'Gauss-v1-Speedup'.F12 'Gauss-v1-Speedup'.G9:'Gauss-v1-Speedup'.G9 'Gauss-v1-Speedup'.G10:'Gauss-v1-Speedup'.G12 'Gauss-v1-Speedup'.H9:'Gauss-v1-Speedup'.H9 'Gauss-v1-Speedup'.H10:'Gauss-v1-Speedup'.H12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2" draw:style-name="gr1" draw:text-style-name="P1" svg:width="6.5in" svg:height="4.5in" svg:x="0.3689in" svg:y="3.8354in">
            <draw:object draw:notify-on-update-of-ranges="'Gauss-v1-Speedup'.A15:'Gauss-v1-Speedup'.A17 'Gauss-v1-Speedup'.B14:'Gauss-v1-Speedup'.B14 'Gauss-v1-Speedup'.B15:'Gauss-v1-Speedup'.B17 'Gauss-v1-Speedup'.C14:'Gauss-v1-Speedup'.C14 'Gauss-v1-Speedup'.C15:'Gauss-v1-Speedup'.C17 'Gauss-v1-Speedup'.D14:'Gauss-v1-Speedup'.D14 'Gauss-v1-Speedup'.D15:'Gauss-v1-Speedup'.D17 'Gauss-v1-Speedup'.E14:'Gauss-v1-Speedup'.E14 'Gauss-v1-Speedup'.E15:'Gauss-v1-Speedup'.E17 'Gauss-v1-Speedup'.F14:'Gauss-v1-Speedup'.F14 'Gauss-v1-Speedup'.F15:'Gauss-v1-Speedup'.F17 'Gauss-v1-Speedup'.G14:'Gauss-v1-Speedup'.G14 'Gauss-v1-Speedup'.G15:'Gauss-v1-Speedup'.G17"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N/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2x32</text:p>
          </table:table-cell>
          <table:table-cell office:value-type="float" office:value="0.005054" calcext:value-type="float">
            <text:p>0.005054</text:p>
          </table:table-cell>
          <table:table-cell office:value-type="float" office:value="0.0061968" calcext:value-type="float">
            <text:p>0.0061968</text:p>
          </table:table-cell>
          <table:table-cell office:value-type="float" office:value="0.0132476" calcext:value-type="float">
            <text:p>0.0132476</text:p>
          </table:table-cell>
          <table:table-cell office:value-type="float" office:value="0.0192393" calcext:value-type="float">
            <text:p>0.019239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x33</text:p>
          </table:table-cell>
          <table:table-cell office:value-type="float" office:value="0.0059001" calcext:value-type="float">
            <text:p>0.0059001</text:p>
          </table:table-cell>
          <table:table-cell office:value-type="float" office:value="0.0065873" calcext:value-type="float">
            <text:p>0.0065873</text:p>
          </table:table-cell>
          <table:table-cell office:value-type="float" office:value="0.0133539" calcext:value-type="float">
            <text:p>0.0133539</text:p>
          </table:table-cell>
          <table:table-cell office:value-type="float" office:value="0.0172248" calcext:value-type="float">
            <text:p>0.017224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024x1024</text:p>
          </table:table-cell>
          <table:table-cell office:value-type="float" office:value="3.3080256" calcext:value-type="float">
            <text:p>3.3080256</text:p>
          </table:table-cell>
          <table:table-cell office:value-type="float" office:value="3.0570185" calcext:value-type="float">
            <text:p>3.0570185</text:p>
          </table:table-cell>
          <table:table-cell office:value-type="float" office:value="1.6385612" calcext:value-type="float">
            <text:p>1.6385612</text:p>
          </table:table-cell>
          <table:table-cell office:value-type="float" office:value="1.3672443" calcext:value-type="float">
            <text:p>1.367244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025x1025</text:p>
          </table:table-cell>
          <table:table-cell office:value-type="float" office:value="3.5592063" calcext:value-type="float">
            <text:p>3.5592063</text:p>
          </table:table-cell>
          <table:table-cell office:value-type="float" office:value="3.3654604" calcext:value-type="float">
            <text:p>3.3654604</text:p>
          </table:table-cell>
          <table:table-cell office:value-type="float" office:value="1.7847091" calcext:value-type="float">
            <text:p>1.7847091</text:p>
          </table:table-cell>
          <table:table-cell office:value-type="float" office:value="1.4014386" calcext:value-type="float">
            <text:p>1.401438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048x2048</text:p>
          </table:table-cell>
          <table:table-cell office:value-type="float" office:value="13.1574096" calcext:value-type="float">
            <text:p>13.1574096</text:p>
          </table:table-cell>
          <table:table-cell office:value-type="float" office:value="12.2386156" calcext:value-type="float">
            <text:p>12.2386156</text:p>
          </table:table-cell>
          <table:table-cell office:value-type="float" office:value="6.6338141" calcext:value-type="float">
            <text:p>6.6338141</text:p>
          </table:table-cell>
          <table:table-cell office:value-type="float" office:value="6.4901609" calcext:value-type="float">
            <text:p>6.490160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049x2049</text:p>
          </table:table-cell>
          <table:table-cell office:value-type="float" office:value="14.1418196" calcext:value-type="float">
            <text:p>14.1418196</text:p>
          </table:table-cell>
          <table:table-cell office:value-type="float" office:value="13.4244568" calcext:value-type="float">
            <text:p>13.4244568</text:p>
          </table:table-cell>
          <table:table-cell office:value-type="float" office:value="7.1951985" calcext:value-type="float">
            <text:p>7.1951985</text:p>
          </table:table-cell>
          <table:table-cell office:value-type="float" office:value="6.5706553" calcext:value-type="float">
            <text:p>6.5706553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Linear (referência)</text:p>
          </table:table-cell>
          <table:table-cell table:formula="of:=[.A2]" office:value-type="string" office:string-value="32x32" calcext:value-type="string">
            <text:p>32x32</text:p>
          </table:table-cell>
          <table:table-cell table:formula="of:=[.A3]" office:value-type="string" office:string-value="33x33" calcext:value-type="string">
            <text:p>33x33</text:p>
          </table:table-cell>
          <table:table-cell table:formula="of:=[.A4]" office:value-type="string" office:string-value="1024x1024" calcext:value-type="string">
            <text:p>1024x1024</text:p>
          </table:table-cell>
          <table:table-cell table:formula="of:=[.A5]" office:value-type="string" office:string-value="1025x1025" calcext:value-type="string">
            <text:p>1025x1025</text:p>
          </table:table-cell>
          <table:table-cell table:formula="of:=[.A6]" office:value-type="string" office:string-value="2048x2048" calcext:value-type="string">
            <text:p>2048x2048</text:p>
          </table:table-cell>
          <table:table-cell table:formula="of:=[.A7]" office:value-type="string" office:string-value="2049x2049" calcext:value-type="string">
            <text:p>2049x204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B2]/[.C2]" office:value-type="float" office:value="0.81558223599277" calcext:value-type="float">
            <text:p>0.815582236</text:p>
          </table:table-cell>
          <table:table-cell table:formula="of:=[.B3]/[.C3]" office:value-type="float" office:value="0.895678047151337" calcext:value-type="float">
            <text:p>0.8956780472</text:p>
          </table:table-cell>
          <table:table-cell table:formula="of:=[.B4]/[.C4]" office:value-type="float" office:value="1.08210846614111" calcext:value-type="float">
            <text:p>1.0821084661</text:p>
          </table:table-cell>
          <table:table-cell table:formula="of:=[.B5]/[.C5]" office:value-type="float" office:value="1.05756891389957" calcext:value-type="float">
            <text:p>1.0575689139</text:p>
          </table:table-cell>
          <table:table-cell table:formula="of:=[.B6]/[.C6]" office:value-type="float" office:value="1.07507336042158" calcext:value-type="float">
            <text:p>1.0750733604</text:p>
          </table:table-cell>
          <table:table-cell table:formula="of:=[.B7]/[.C7]" office:value-type="float" office:value="1.05343700759646" calcext:value-type="float">
            <text:p>1.053437007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B2]/[.D2]" office:value-type="float" office:value="0.38150306470606" calcext:value-type="float">
            <text:p>0.3815030647</text:p>
          </table:table-cell>
          <table:table-cell table:formula="of:=[.B3]/[.D3]" office:value-type="float" office:value="0.441825983420574" calcext:value-type="float">
            <text:p>0.4418259834</text:p>
          </table:table-cell>
          <table:table-cell table:formula="of:=[.B4]/[.D4]" office:value-type="float" office:value="2.01885996079976" calcext:value-type="float">
            <text:p>2.0188599608</text:p>
          </table:table-cell>
          <table:table-cell table:formula="of:=[.B5]/[.D5]" office:value-type="float" office:value="1.99427811512812" calcext:value-type="float">
            <text:p>1.9942781151</text:p>
          </table:table-cell>
          <table:table-cell table:formula="of:=[.B6]/[.D6]" office:value-type="float" office:value="1.98338533484078" calcext:value-type="float">
            <text:p>1.9833853348</text:p>
          </table:table-cell>
          <table:table-cell table:formula="of:=[.B7]/[.D7]" office:value-type="float" office:value="1.96545232212843" calcext:value-type="float">
            <text:p>1.965452322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B2]/[.E2]" office:value-type="float" office:value="0.26269147006388" calcext:value-type="float">
            <text:p>0.2626914701</text:p>
          </table:table-cell>
          <table:table-cell table:formula="of:=[.B3]/[.E3]" office:value-type="float" office:value="0.342535181830849" calcext:value-type="float">
            <text:p>0.3425351818</text:p>
          </table:table-cell>
          <table:table-cell table:formula="of:=[.B4]/[.E4]" office:value-type="float" office:value="2.419483921052" calcext:value-type="float">
            <text:p>2.4194839211</text:p>
          </table:table-cell>
          <table:table-cell table:formula="of:=[.B5]/[.E5]" office:value-type="float" office:value="2.53968051115475" calcext:value-type="float">
            <text:p>2.5396805112</text:p>
          </table:table-cell>
          <table:table-cell table:formula="of:=[.B6]/[.E6]" office:value-type="float" office:value="2.02728557931437" calcext:value-type="float">
            <text:p>2.0272855793</text:p>
          </table:table-cell>
          <table:table-cell table:formula="of:=[.B7]/[.E7]" office:value-type="float" office:value="2.15226928735708" calcext:value-type="float">
            <text:p>2.152269287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formula="of:=[.A2]" office:value-type="string" office:string-value="32x32" calcext:value-type="string">
            <text:p>32x32</text:p>
          </table:table-cell>
          <table:table-cell table:formula="of:=[.A3]" office:value-type="string" office:string-value="33x33" calcext:value-type="string">
            <text:p>33x33</text:p>
          </table:table-cell>
          <table:table-cell table:formula="of:=[.A4]" office:value-type="string" office:string-value="1024x1024" calcext:value-type="string">
            <text:p>1024x1024</text:p>
          </table:table-cell>
          <table:table-cell table:formula="of:=[.A5]" office:value-type="string" office:string-value="1025x1025" calcext:value-type="string">
            <text:p>1025x1025</text:p>
          </table:table-cell>
          <table:table-cell table:formula="of:=[.A6]" office:value-type="string" office:string-value="2048x2048" calcext:value-type="string">
            <text:p>2048x2048</text:p>
          </table:table-cell>
          <table:table-cell table:formula="of:=[.A7]" office:value-type="string" office:string-value="2049x2049" calcext:value-type="string">
            <text:p>2049x204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B$2]/([.C$1]*[.C$2])" office:value-type="float" office:value="0.407791117996385" calcext:value-type="float">
            <text:p>0.407791118</text:p>
          </table:table-cell>
          <table:table-cell table:formula="of:=[.$B$3]/([.C$1]*[.C$3])" office:value-type="float" office:value="0.447839023575668" calcext:value-type="float">
            <text:p>0.4478390236</text:p>
          </table:table-cell>
          <table:table-cell table:formula="of:=[.$B$4]/([.C$1]*[.C$4])" office:value-type="float" office:value="0.541054233070556" calcext:value-type="float">
            <text:p>0.5410542331</text:p>
          </table:table-cell>
          <table:table-cell table:formula="of:=[.$B$5]/([.C$1]*[.C$5])" office:value-type="float" office:value="0.528784456949783" calcext:value-type="float">
            <text:p>0.5287844569</text:p>
          </table:table-cell>
          <table:table-cell table:formula="of:=[.$B$6]/([.C$1]*[.C$6])" office:value-type="float" office:value="0.537536680210791" calcext:value-type="float">
            <text:p>0.5375366802</text:p>
          </table:table-cell>
          <table:table-cell table:formula="of:=[.$B$7]/([.C$1]*[.C$7])" office:value-type="float" office:value="0.526718503798232" calcext:value-type="float">
            <text:p>0.526718503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B$2]/([.D$1]*[.D$2])" office:value-type="float" office:value="0.095375766176515" calcext:value-type="float">
            <text:p>0.0953757662</text:p>
          </table:table-cell>
          <table:table-cell table:formula="of:=[.$B$3]/([.D$1]*[.D$3])" office:value-type="float" office:value="0.110456495855143" calcext:value-type="float">
            <text:p>0.1104564959</text:p>
          </table:table-cell>
          <table:table-cell table:formula="of:=[.$B$4]/([.D$1]*[.D$4])" office:value-type="float" office:value="0.504714990199939" calcext:value-type="float">
            <text:p>0.5047149902</text:p>
          </table:table-cell>
          <table:table-cell table:formula="of:=[.$B$5]/([.D$1]*[.D$5])" office:value-type="float" office:value="0.49856952878203" calcext:value-type="float">
            <text:p>0.4985695288</text:p>
          </table:table-cell>
          <table:table-cell table:formula="of:=[.$B$6]/([.D$1]*[.D$6])" office:value-type="float" office:value="0.495846333710195" calcext:value-type="float">
            <text:p>0.4958463337</text:p>
          </table:table-cell>
          <table:table-cell table:formula="of:=[.$B$7]/([.D$1]*[.D$7])" office:value-type="float" office:value="0.491363080532108" calcext:value-type="float">
            <text:p>0.491363080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B$2]/([.E$1]*[.E$2])" office:value-type="float" office:value="0.0437819116773133" calcext:value-type="float">
            <text:p>0.0437819117</text:p>
          </table:table-cell>
          <table:table-cell table:formula="of:=[.$B$3]/([.E$1]*[.E$3])" office:value-type="float" office:value="0.0570891969718081" calcext:value-type="float">
            <text:p>0.057089197</text:p>
          </table:table-cell>
          <table:table-cell table:formula="of:=[.$B$4]/([.E$1]*[.E$4])" office:value-type="float" office:value="0.403247320175334" calcext:value-type="float">
            <text:p>0.4032473202</text:p>
          </table:table-cell>
          <table:table-cell table:formula="of:=[.$B$5]/([.E$1]*[.E$5])" office:value-type="float" office:value="0.423280085192459" calcext:value-type="float">
            <text:p>0.4232800852</text:p>
          </table:table-cell>
          <table:table-cell table:formula="of:=[.$B$6]/([.E$1]*[.E$6])" office:value-type="float" office:value="0.337880929885729" calcext:value-type="float">
            <text:p>0.3378809299</text:p>
          </table:table-cell>
          <table:table-cell table:formula="of:=[.$B$7]/([.E$1]*[.E$7])" office:value-type="float" office:value="0.358711547892846" calcext:value-type="float">
            <text:p>0.3587115479</text:p>
          </table:table-cell>
          <table:table-cell/>
        </table:table-row>
      </table:table>
      <table:table table:name="Gauss-v2-Speedup" table:style-name="ta1">
        <table:shapes>
          <draw:frame draw:z-index="0" draw:style-name="gr1" draw:text-style-name="P1" svg:width="6.5in" svg:height="4.5in" svg:x="13.5591in" svg:y="3.8272in">
            <draw:object draw:notify-on-update-of-ranges="'Gauss-v2-Speedup'.A2:'Gauss-v2-Speedup'.A7 'Gauss-v2-Speedup'.B1:'Gauss-v2-Speedup'.B1 'Gauss-v2-Speedup'.B2:'Gauss-v2-Speedup'.B7 'Gauss-v2-Speedup'.C1:'Gauss-v2-Speedup'.C1 'Gauss-v2-Speedup'.C2:'Gauss-v2-Speedup'.C7 'Gauss-v2-Speedup'.D1:'Gauss-v2-Speedup'.D1 'Gauss-v2-Speedup'.D2:'Gauss-v2-Speedup'.D7 'Gauss-v2-Speedup'.E1:'Gauss-v2-Speedup'.E1 'Gauss-v2-Speedup'.E2:'Gauss-v2-Speedup'.E7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style-name="gr1" draw:text-style-name="P1" svg:width="6.5in" svg:height="4.5in" svg:x="6.9236in" svg:y="3.8169in">
            <draw:object draw:notify-on-update-of-ranges="'Gauss-v2-Speedup'.A10:'Gauss-v2-Speedup'.A12 'Gauss-v2-Speedup'.B9:'Gauss-v2-Speedup'.B9 'Gauss-v2-Speedup'.B10:'Gauss-v2-Speedup'.B12 'Gauss-v2-Speedup'.C9:'Gauss-v2-Speedup'.C9 'Gauss-v2-Speedup'.C10:'Gauss-v2-Speedup'.C12 'Gauss-v2-Speedup'.D9:'Gauss-v2-Speedup'.D9 'Gauss-v2-Speedup'.D10:'Gauss-v2-Speedup'.D12 'Gauss-v2-Speedup'.E9:'Gauss-v2-Speedup'.E9 'Gauss-v2-Speedup'.E10:'Gauss-v2-Speedup'.E12 'Gauss-v2-Speedup'.F9:'Gauss-v2-Speedup'.F9 'Gauss-v2-Speedup'.F10:'Gauss-v2-Speedup'.F12 'Gauss-v2-Speedup'.G9:'Gauss-v2-Speedup'.G9 'Gauss-v2-Speedup'.G10:'Gauss-v2-Speedup'.G12 'Gauss-v2-Speedup'.H9:'Gauss-v2-Speedup'.H9 'Gauss-v2-Speedup'.H10:'Gauss-v2-Speedup'.H12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2" draw:style-name="gr1" draw:text-style-name="P1" svg:width="6.5in" svg:height="4.5in" svg:x="0.3689in" svg:y="3.8354in">
            <draw:object draw:notify-on-update-of-ranges="'Gauss-v2-Speedup'.A15:'Gauss-v2-Speedup'.A17 'Gauss-v2-Speedup'.B14:'Gauss-v2-Speedup'.B14 'Gauss-v2-Speedup'.B15:'Gauss-v2-Speedup'.B17 'Gauss-v2-Speedup'.C14:'Gauss-v2-Speedup'.C14 'Gauss-v2-Speedup'.C15:'Gauss-v2-Speedup'.C17 'Gauss-v2-Speedup'.D14:'Gauss-v2-Speedup'.D14 'Gauss-v2-Speedup'.D15:'Gauss-v2-Speedup'.D17 'Gauss-v2-Speedup'.E14:'Gauss-v2-Speedup'.E14 'Gauss-v2-Speedup'.E15:'Gauss-v2-Speedup'.E17 'Gauss-v2-Speedup'.F14:'Gauss-v2-Speedup'.F14 'Gauss-v2-Speedup'.F15:'Gauss-v2-Speedup'.F17 'Gauss-v2-Speedup'.G14:'Gauss-v2-Speedup'.G14 'Gauss-v2-Speedup'.G15:'Gauss-v2-Speedup'.G17"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N/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2x32</text:p>
          </table:table-cell>
          <table:table-cell office:value-type="float" office:value="0.0050929" calcext:value-type="float">
            <text:p>0.0050929</text:p>
          </table:table-cell>
          <table:table-cell office:value-type="float" office:value="0.0066544" calcext:value-type="float">
            <text:p>0.0066544</text:p>
          </table:table-cell>
          <table:table-cell office:value-type="float" office:value="0.0136666" calcext:value-type="float">
            <text:p>0.0136666</text:p>
          </table:table-cell>
          <table:table-cell office:value-type="float" office:value="0.0177667" calcext:value-type="float">
            <text:p>0.017766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x33</text:p>
          </table:table-cell>
          <table:table-cell office:value-type="float" office:value="0.0061072" calcext:value-type="float">
            <text:p>0.0061072</text:p>
          </table:table-cell>
          <table:table-cell office:value-type="float" office:value="0.006357" calcext:value-type="float">
            <text:p>0.006357</text:p>
          </table:table-cell>
          <table:table-cell office:value-type="float" office:value="0.0141512" calcext:value-type="float">
            <text:p>0.0141512</text:p>
          </table:table-cell>
          <table:table-cell office:value-type="float" office:value="0.0179464" calcext:value-type="float">
            <text:p>0.017946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024x1024</text:p>
          </table:table-cell>
          <table:table-cell office:value-type="float" office:value="4.0906068" calcext:value-type="float">
            <text:p>4.0906068</text:p>
          </table:table-cell>
          <table:table-cell office:value-type="float" office:value="2.9875506" calcext:value-type="float">
            <text:p>2.9875506</text:p>
          </table:table-cell>
          <table:table-cell office:value-type="float" office:value="1.5696973" calcext:value-type="float">
            <text:p>1.5696973</text:p>
          </table:table-cell>
          <table:table-cell office:value-type="float" office:value="1.1706505" calcext:value-type="float">
            <text:p>1.170650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025x1025</text:p>
          </table:table-cell>
          <table:table-cell office:value-type="float" office:value="4.2134893" calcext:value-type="float">
            <text:p>4.2134893</text:p>
          </table:table-cell>
          <table:table-cell office:value-type="float" office:value="3.4369082" calcext:value-type="float">
            <text:p>3.4369082</text:p>
          </table:table-cell>
          <table:table-cell office:value-type="float" office:value="1.7997812" calcext:value-type="float">
            <text:p>1.7997812</text:p>
          </table:table-cell>
          <table:table-cell office:value-type="float" office:value="1.343914" calcext:value-type="float">
            <text:p>1.34391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048x2048</text:p>
          </table:table-cell>
          <table:table-cell office:value-type="float" office:value="16.5713047" calcext:value-type="float">
            <text:p>16.5713047</text:p>
          </table:table-cell>
          <table:table-cell office:value-type="float" office:value="11.8939174" calcext:value-type="float">
            <text:p>11.8939174</text:p>
          </table:table-cell>
          <table:table-cell office:value-type="float" office:value="6.5338384" calcext:value-type="float">
            <text:p>6.5338384</text:p>
          </table:table-cell>
          <table:table-cell office:value-type="float" office:value="5.072368" calcext:value-type="float">
            <text:p>5.07236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049x2049</text:p>
          </table:table-cell>
          <table:table-cell office:value-type="float" office:value="17.3137919" calcext:value-type="float">
            <text:p>17.3137919</text:p>
          </table:table-cell>
          <table:table-cell office:value-type="float" office:value="13.7339894" calcext:value-type="float">
            <text:p>13.7339894</text:p>
          </table:table-cell>
          <table:table-cell office:value-type="float" office:value="7.3395224" calcext:value-type="float">
            <text:p>7.3395224</text:p>
          </table:table-cell>
          <table:table-cell office:value-type="float" office:value="5.6992821" calcext:value-type="float">
            <text:p>5.6992821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Linear (referência)</text:p>
          </table:table-cell>
          <table:table-cell table:formula="of:=[.A2]" office:value-type="string" office:string-value="32x32" calcext:value-type="string">
            <text:p>32x32</text:p>
          </table:table-cell>
          <table:table-cell table:formula="of:=[.A3]" office:value-type="string" office:string-value="33x33" calcext:value-type="string">
            <text:p>33x33</text:p>
          </table:table-cell>
          <table:table-cell table:formula="of:=[.A4]" office:value-type="string" office:string-value="1024x1024" calcext:value-type="string">
            <text:p>1024x1024</text:p>
          </table:table-cell>
          <table:table-cell table:formula="of:=[.A5]" office:value-type="string" office:string-value="1025x1025" calcext:value-type="string">
            <text:p>1025x1025</text:p>
          </table:table-cell>
          <table:table-cell table:formula="of:=[.A6]" office:value-type="string" office:string-value="2048x2048" calcext:value-type="string">
            <text:p>2048x2048</text:p>
          </table:table-cell>
          <table:table-cell table:formula="of:=[.A7]" office:value-type="string" office:string-value="2049x2049" calcext:value-type="string">
            <text:p>2049x204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B2]/[.C2]" office:value-type="float" office:value="0.765343231546045" calcext:value-type="float">
            <text:p>0.7653432315</text:p>
          </table:table-cell>
          <table:table-cell table:formula="of:=[.B3]/[.C3]" office:value-type="float" office:value="0.960704734937864" calcext:value-type="float">
            <text:p>0.9607047349</text:p>
          </table:table-cell>
          <table:table-cell table:formula="of:=[.B4]/[.C4]" office:value-type="float" office:value="1.36921757910979" calcext:value-type="float">
            <text:p>1.3692175791</text:p>
          </table:table-cell>
          <table:table-cell table:formula="of:=[.B5]/[.C5]" office:value-type="float" office:value="1.22595340195586" calcext:value-type="float">
            <text:p>1.225953402</text:p>
          </table:table-cell>
          <table:table-cell table:formula="of:=[.B6]/[.C6]" office:value-type="float" office:value="1.39325876771265" calcext:value-type="float">
            <text:p>1.3932587677</text:p>
          </table:table-cell>
          <table:table-cell table:formula="of:=[.B7]/[.C7]" office:value-type="float" office:value="1.26065277871847" calcext:value-type="float">
            <text:p>1.260652778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B2]/[.D2]" office:value-type="float" office:value="0.372653037331889" calcext:value-type="float">
            <text:p>0.3726530373</text:p>
          </table:table-cell>
          <table:table-cell table:formula="of:=[.B3]/[.D3]" office:value-type="float" office:value="0.431567640906778" calcext:value-type="float">
            <text:p>0.4315676409</text:p>
          </table:table-cell>
          <table:table-cell table:formula="of:=[.B4]/[.D4]" office:value-type="float" office:value="2.6059844786635" calcext:value-type="float">
            <text:p>2.6059844787</text:p>
          </table:table-cell>
          <table:table-cell table:formula="of:=[.B5]/[.D5]" office:value-type="float" office:value="2.3411119640543" calcext:value-type="float">
            <text:p>2.3411119641</text:p>
          </table:table-cell>
          <table:table-cell table:formula="of:=[.B6]/[.D6]" office:value-type="float" office:value="2.53622812281369" calcext:value-type="float">
            <text:p>2.5362281228</text:p>
          </table:table-cell>
          <table:table-cell table:formula="of:=[.B7]/[.D7]" office:value-type="float" office:value="2.3589807287733" calcext:value-type="float">
            <text:p>2.3589807288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B2]/[.E2]" office:value-type="float" office:value="0.286654246427305" calcext:value-type="float">
            <text:p>0.2866542464</text:p>
          </table:table-cell>
          <table:table-cell table:formula="of:=[.B3]/[.E3]" office:value-type="float" office:value="0.340302233316988" calcext:value-type="float">
            <text:p>0.3403022333</text:p>
          </table:table-cell>
          <table:table-cell table:formula="of:=[.B4]/[.E4]" office:value-type="float" office:value="3.49430235582695" calcext:value-type="float">
            <text:p>3.4943023558</text:p>
          </table:table-cell>
          <table:table-cell table:formula="of:=[.B5]/[.E5]" office:value-type="float" office:value="3.13523729941053" calcext:value-type="float">
            <text:p>3.1352372994</text:p>
          </table:table-cell>
          <table:table-cell table:formula="of:=[.B6]/[.E6]" office:value-type="float" office:value="3.26697603565041" calcext:value-type="float">
            <text:p>3.2669760357</text:p>
          </table:table-cell>
          <table:table-cell table:formula="of:=[.B7]/[.E7]" office:value-type="float" office:value="3.03788996512385" calcext:value-type="float">
            <text:p>3.037889965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formula="of:=[.A2]" office:value-type="string" office:string-value="32x32" calcext:value-type="string">
            <text:p>32x32</text:p>
          </table:table-cell>
          <table:table-cell table:formula="of:=[.A3]" office:value-type="string" office:string-value="33x33" calcext:value-type="string">
            <text:p>33x33</text:p>
          </table:table-cell>
          <table:table-cell table:formula="of:=[.A4]" office:value-type="string" office:string-value="1024x1024" calcext:value-type="string">
            <text:p>1024x1024</text:p>
          </table:table-cell>
          <table:table-cell table:formula="of:=[.A5]" office:value-type="string" office:string-value="1025x1025" calcext:value-type="string">
            <text:p>1025x1025</text:p>
          </table:table-cell>
          <table:table-cell table:formula="of:=[.A6]" office:value-type="string" office:string-value="2048x2048" calcext:value-type="string">
            <text:p>2048x2048</text:p>
          </table:table-cell>
          <table:table-cell table:formula="of:=[.A7]" office:value-type="string" office:string-value="2049x2049" calcext:value-type="string">
            <text:p>2049x204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B$2]/([.C$1]*[.C$2])" office:value-type="float" office:value="0.382671615773022" calcext:value-type="float">
            <text:p>0.3826716158</text:p>
          </table:table-cell>
          <table:table-cell table:formula="of:=[.$B$3]/([.C$1]*[.C$3])" office:value-type="float" office:value="0.480352367468932" calcext:value-type="float">
            <text:p>0.4803523675</text:p>
          </table:table-cell>
          <table:table-cell table:formula="of:=[.$B$4]/([.C$1]*[.C$4])" office:value-type="float" office:value="0.684608789554895" calcext:value-type="float">
            <text:p>0.6846087896</text:p>
          </table:table-cell>
          <table:table-cell table:formula="of:=[.$B$5]/([.C$1]*[.C$5])" office:value-type="float" office:value="0.612976700977931" calcext:value-type="float">
            <text:p>0.612976701</text:p>
          </table:table-cell>
          <table:table-cell table:formula="of:=[.$B$6]/([.C$1]*[.C$6])" office:value-type="float" office:value="0.696629383856323" calcext:value-type="float">
            <text:p>0.6966293839</text:p>
          </table:table-cell>
          <table:table-cell table:formula="of:=[.$B$7]/([.C$1]*[.C$7])" office:value-type="float" office:value="0.630326389359234" calcext:value-type="float">
            <text:p>0.630326389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B$2]/([.D$1]*[.D$2])" office:value-type="float" office:value="0.0931632593329724" calcext:value-type="float">
            <text:p>0.0931632593</text:p>
          </table:table-cell>
          <table:table-cell table:formula="of:=[.$B$3]/([.D$1]*[.D$3])" office:value-type="float" office:value="0.107891910226695" calcext:value-type="float">
            <text:p>0.1078919102</text:p>
          </table:table-cell>
          <table:table-cell table:formula="of:=[.$B$4]/([.D$1]*[.D$4])" office:value-type="float" office:value="0.651496119665874" calcext:value-type="float">
            <text:p>0.6514961197</text:p>
          </table:table-cell>
          <table:table-cell table:formula="of:=[.$B$5]/([.D$1]*[.D$5])" office:value-type="float" office:value="0.585277991013574" calcext:value-type="float">
            <text:p>0.585277991</text:p>
          </table:table-cell>
          <table:table-cell table:formula="of:=[.$B$6]/([.D$1]*[.D$6])" office:value-type="float" office:value="0.634057030703422" calcext:value-type="float">
            <text:p>0.6340570307</text:p>
          </table:table-cell>
          <table:table-cell table:formula="of:=[.$B$7]/([.D$1]*[.D$7])" office:value-type="float" office:value="0.589745182193326" calcext:value-type="float">
            <text:p>0.589745182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B$2]/([.E$1]*[.E$2])" office:value-type="float" office:value="0.0477757077378842" calcext:value-type="float">
            <text:p>0.0477757077</text:p>
          </table:table-cell>
          <table:table-cell table:formula="of:=[.$B$3]/([.E$1]*[.E$3])" office:value-type="float" office:value="0.0567170388861647" calcext:value-type="float">
            <text:p>0.0567170389</text:p>
          </table:table-cell>
          <table:table-cell table:formula="of:=[.$B$4]/([.E$1]*[.E$4])" office:value-type="float" office:value="0.582383725971159" calcext:value-type="float">
            <text:p>0.582383726</text:p>
          </table:table-cell>
          <table:table-cell table:formula="of:=[.$B$5]/([.E$1]*[.E$5])" office:value-type="float" office:value="0.522539549901755" calcext:value-type="float">
            <text:p>0.5225395499</text:p>
          </table:table-cell>
          <table:table-cell table:formula="of:=[.$B$6]/([.E$1]*[.E$6])" office:value-type="float" office:value="0.544496005941735" calcext:value-type="float">
            <text:p>0.5444960059</text:p>
          </table:table-cell>
          <table:table-cell table:formula="of:=[.$B$7]/([.E$1]*[.E$7])" office:value-type="float" office:value="0.506314994187309" calcext:value-type="float">
            <text:p>0.5063149942</text:p>
          </table:table-cell>
          <table:table-cell/>
        </table:table-row>
      </table:table>
      <table:table table:name="Gauss-v3-Speedup" table:style-name="ta1">
        <table:shapes>
          <draw:frame draw:z-index="0" draw:style-name="gr1" draw:text-style-name="P1" svg:width="6.5in" svg:height="4.5in" svg:x="13.5591in" svg:y="3.8272in">
            <draw:object draw:notify-on-update-of-ranges="'Gauss-v3-Speedup'.A2:'Gauss-v3-Speedup'.A7 'Gauss-v3-Speedup'.B1:'Gauss-v3-Speedup'.B1 'Gauss-v3-Speedup'.B2:'Gauss-v3-Speedup'.B7 'Gauss-v3-Speedup'.C1:'Gauss-v3-Speedup'.C1 'Gauss-v3-Speedup'.C2:'Gauss-v3-Speedup'.C7 'Gauss-v3-Speedup'.D1:'Gauss-v3-Speedup'.D1 'Gauss-v3-Speedup'.D2:'Gauss-v3-Speedup'.D7 'Gauss-v3-Speedup'.E1:'Gauss-v3-Speedup'.E1 'Gauss-v3-Speedup'.E2:'Gauss-v3-Speedup'.E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5in" svg:height="4.5in" svg:x="6.9236in" svg:y="3.8169in">
            <draw:object draw:notify-on-update-of-ranges="'Gauss-v3-Speedup'.A9:'Gauss-v3-Speedup'.A9 'Gauss-v3-Speedup'.A10:'Gauss-v3-Speedup'.A12 'Gauss-v3-Speedup'.B9:'Gauss-v3-Speedup'.B9 'Gauss-v3-Speedup'.B10:'Gauss-v3-Speedup'.B12 'Gauss-v3-Speedup'.C9:'Gauss-v3-Speedup'.C9 'Gauss-v3-Speedup'.C10:'Gauss-v3-Speedup'.C12 'Gauss-v3-Speedup'.D9:'Gauss-v3-Speedup'.D9 'Gauss-v3-Speedup'.D10:'Gauss-v3-Speedup'.D12 'Gauss-v3-Speedup'.E9:'Gauss-v3-Speedup'.E9 'Gauss-v3-Speedup'.E10:'Gauss-v3-Speedup'.E12 'Gauss-v3-Speedup'.F9:'Gauss-v3-Speedup'.F9 'Gauss-v3-Speedup'.F10:'Gauss-v3-Speedup'.F12 'Gauss-v3-Speedup'.G9:'Gauss-v3-Speedup'.G9 'Gauss-v3-Speedup'.G10:'Gauss-v3-Speedup'.G12 'Gauss-v3-Speedup'.H9:'Gauss-v3-Speedup'.H9 'Gauss-v3-Speedup'.H10:'Gauss-v3-Speedup'.H1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5in" svg:height="4.5in" svg:x="0.3689in" svg:y="3.8354in">
            <draw:object draw:notify-on-update-of-ranges="'Gauss-v3-Speedup'.A14:'Gauss-v3-Speedup'.A14 'Gauss-v3-Speedup'.A15:'Gauss-v3-Speedup'.A17 'Gauss-v3-Speedup'.B14:'Gauss-v3-Speedup'.B14 'Gauss-v3-Speedup'.B15:'Gauss-v3-Speedup'.B17 'Gauss-v3-Speedup'.C14:'Gauss-v3-Speedup'.C14 'Gauss-v3-Speedup'.C15:'Gauss-v3-Speedup'.C17 'Gauss-v3-Speedup'.D14:'Gauss-v3-Speedup'.D14 'Gauss-v3-Speedup'.D15:'Gauss-v3-Speedup'.D17 'Gauss-v3-Speedup'.E14:'Gauss-v3-Speedup'.E14 'Gauss-v3-Speedup'.E15:'Gauss-v3-Speedup'.E17 'Gauss-v3-Speedup'.F14:'Gauss-v3-Speedup'.F14 'Gauss-v3-Speedup'.F15:'Gauss-v3-Speedup'.F17 'Gauss-v3-Speedup'.G14:'Gauss-v3-Speedup'.G14 'Gauss-v3-Speedup'.G15:'Gauss-v3-Speedup'.G17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N/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2x32</text:p>
          </table:table-cell>
          <table:table-cell office:value-type="float" office:value="0.0049483" calcext:value-type="float">
            <text:p>0.0049483</text:p>
          </table:table-cell>
          <table:table-cell office:value-type="float" office:value="0.0035623" calcext:value-type="float">
            <text:p>0.0035623</text:p>
          </table:table-cell>
          <table:table-cell office:value-type="float" office:value="0.0125252" calcext:value-type="float">
            <text:p>0.0125252</text:p>
          </table:table-cell>
          <table:table-cell office:value-type="float" office:value="0.0169289" calcext:value-type="float">
            <text:p>0.016928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3x33</text:p>
          </table:table-cell>
          <table:table-cell office:value-type="float" office:value="0.0053866" calcext:value-type="float">
            <text:p>0.0053866</text:p>
          </table:table-cell>
          <table:table-cell office:value-type="float" office:value="0.0049785" calcext:value-type="float">
            <text:p>0.0049785</text:p>
          </table:table-cell>
          <table:table-cell office:value-type="float" office:value="0.013481" calcext:value-type="float">
            <text:p>0.013481</text:p>
          </table:table-cell>
          <table:table-cell office:value-type="float" office:value="0.0169244" calcext:value-type="float">
            <text:p>0.016924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024x1024</text:p>
          </table:table-cell>
          <table:table-cell office:value-type="float" office:value="2.6221404" calcext:value-type="float">
            <text:p>2.6221404</text:p>
          </table:table-cell>
          <table:table-cell office:value-type="float" office:value="1.4147571" calcext:value-type="float">
            <text:p>1.4147571</text:p>
          </table:table-cell>
          <table:table-cell office:value-type="float" office:value="0.8960538" calcext:value-type="float">
            <text:p>0.8960538</text:p>
          </table:table-cell>
          <table:table-cell office:value-type="float" office:value="0.5829052" calcext:value-type="float">
            <text:p>0.582905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025x1025</text:p>
          </table:table-cell>
          <table:table-cell office:value-type="float" office:value="3.2533359" calcext:value-type="float">
            <text:p>3.2533359</text:p>
          </table:table-cell>
          <table:table-cell office:value-type="float" office:value="1.7501859" calcext:value-type="float">
            <text:p>1.7501859</text:p>
          </table:table-cell>
          <table:table-cell office:value-type="float" office:value="1.0252005" calcext:value-type="float">
            <text:p>1.0252005</text:p>
          </table:table-cell>
          <table:table-cell office:value-type="float" office:value="0.7131706" calcext:value-type="float">
            <text:p>0.713170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048x2048</text:p>
          </table:table-cell>
          <table:table-cell office:value-type="float" office:value="10.4840283" calcext:value-type="float">
            <text:p>10.4840283</text:p>
          </table:table-cell>
          <table:table-cell office:value-type="float" office:value="5.9163257" calcext:value-type="float">
            <text:p>5.9163257</text:p>
          </table:table-cell>
          <table:table-cell office:value-type="float" office:value="4.4422836" calcext:value-type="float">
            <text:p>4.4422836</text:p>
          </table:table-cell>
          <table:table-cell office:value-type="float" office:value="4.5435173" calcext:value-type="float">
            <text:p>4.543517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049x2049</text:p>
          </table:table-cell>
          <table:table-cell office:value-type="float" office:value="13.0148467" calcext:value-type="float">
            <text:p>13.0148467</text:p>
          </table:table-cell>
          <table:table-cell office:value-type="float" office:value="6.9771763" calcext:value-type="float">
            <text:p>6.9771763</text:p>
          </table:table-cell>
          <table:table-cell office:value-type="float" office:value="4.4709143" calcext:value-type="float">
            <text:p>4.4709143</text:p>
          </table:table-cell>
          <table:table-cell office:value-type="float" office:value="4.5798138" calcext:value-type="float">
            <text:p>4.5798138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Linear (referência)</text:p>
          </table:table-cell>
          <table:table-cell table:formula="of:=[.A2]" office:value-type="string" office:string-value="32x32" calcext:value-type="string">
            <text:p>32x32</text:p>
          </table:table-cell>
          <table:table-cell table:formula="of:=[.A3]" office:value-type="string" office:string-value="33x33" calcext:value-type="string">
            <text:p>33x33</text:p>
          </table:table-cell>
          <table:table-cell table:formula="of:=[.A4]" office:value-type="string" office:string-value="1024x1024" calcext:value-type="string">
            <text:p>1024x1024</text:p>
          </table:table-cell>
          <table:table-cell table:formula="of:=[.A5]" office:value-type="string" office:string-value="1025x1025" calcext:value-type="string">
            <text:p>1025x1025</text:p>
          </table:table-cell>
          <table:table-cell table:formula="of:=[.A6]" office:value-type="string" office:string-value="2048x2048" calcext:value-type="string">
            <text:p>2048x2048</text:p>
          </table:table-cell>
          <table:table-cell table:formula="of:=[.A7]" office:value-type="string" office:string-value="2049x2049" calcext:value-type="string">
            <text:p>2049x204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B2]/[.C2]" office:value-type="float" office:value="1.38907447435646" calcext:value-type="float">
            <text:p>1.3890744744</text:p>
          </table:table-cell>
          <table:table-cell table:formula="of:=[.B3]/[.C3]" office:value-type="float" office:value="1.08197248167119" calcext:value-type="float">
            <text:p>1.0819724817</text:p>
          </table:table-cell>
          <table:table-cell table:formula="of:=[.B4]/[.C4]" office:value-type="float" office:value="1.85342091585898" calcext:value-type="float">
            <text:p>1.8534209159</text:p>
          </table:table-cell>
          <table:table-cell table:formula="of:=[.B5]/[.C5]" office:value-type="float" office:value="1.85885162256192" calcext:value-type="float">
            <text:p>1.8588516226</text:p>
          </table:table-cell>
          <table:table-cell table:formula="of:=[.B6]/[.C6]" office:value-type="float" office:value="1.77205056509989" calcext:value-type="float">
            <text:p>1.7720505651</text:p>
          </table:table-cell>
          <table:table-cell table:formula="of:=[.B7]/[.C7]" office:value-type="float" office:value="1.86534582765237" calcext:value-type="float">
            <text:p>1.865345827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B2]/[.D2]" office:value-type="float" office:value="0.395067543831635" calcext:value-type="float">
            <text:p>0.3950675438</text:p>
          </table:table-cell>
          <table:table-cell table:formula="of:=[.B3]/[.D3]" office:value-type="float" office:value="0.399569764854239" calcext:value-type="float">
            <text:p>0.3995697649</text:p>
          </table:table-cell>
          <table:table-cell table:formula="of:=[.B4]/[.D4]" office:value-type="float" office:value="2.92632027228722" calcext:value-type="float">
            <text:p>2.9263202723</text:p>
          </table:table-cell>
          <table:table-cell table:formula="of:=[.B5]/[.D5]" office:value-type="float" office:value="3.17336550265046" calcext:value-type="float">
            <text:p>3.1733655027</text:p>
          </table:table-cell>
          <table:table-cell table:formula="of:=[.B6]/[.D6]" office:value-type="float" office:value="2.36005380205802" calcext:value-type="float">
            <text:p>2.3600538021</text:p>
          </table:table-cell>
          <table:table-cell table:formula="of:=[.B7]/[.D7]" office:value-type="float" office:value="2.9110033936459" calcext:value-type="float">
            <text:p>2.911003393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B2]/[.E2]" office:value-type="float" office:value="0.292298968036907" calcext:value-type="float">
            <text:p>0.292298968</text:p>
          </table:table-cell>
          <table:table-cell table:formula="of:=[.B3]/[.E3]" office:value-type="float" office:value="0.318274207652856" calcext:value-type="float">
            <text:p>0.3182742077</text:p>
          </table:table-cell>
          <table:table-cell table:formula="of:=[.B4]/[.E4]" office:value-type="float" office:value="4.4983993966772" calcext:value-type="float">
            <text:p>4.4983993967</text:p>
          </table:table-cell>
          <table:table-cell table:formula="of:=[.B5]/[.E5]" office:value-type="float" office:value="4.56179194711616" calcext:value-type="float">
            <text:p>4.5617919471</text:p>
          </table:table-cell>
          <table:table-cell table:formula="of:=[.B6]/[.E6]" office:value-type="float" office:value="2.30746965572245" calcext:value-type="float">
            <text:p>2.3074696557</text:p>
          </table:table-cell>
          <table:table-cell table:formula="of:=[.B7]/[.E7]" office:value-type="float" office:value="2.84178511798886" calcext:value-type="float">
            <text:p>2.84178511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formula="of:=[.A2]" office:value-type="string" office:string-value="32x32" calcext:value-type="string">
            <text:p>32x32</text:p>
          </table:table-cell>
          <table:table-cell table:formula="of:=[.A3]" office:value-type="string" office:string-value="33x33" calcext:value-type="string">
            <text:p>33x33</text:p>
          </table:table-cell>
          <table:table-cell table:formula="of:=[.A4]" office:value-type="string" office:string-value="1024x1024" calcext:value-type="string">
            <text:p>1024x1024</text:p>
          </table:table-cell>
          <table:table-cell table:formula="of:=[.A5]" office:value-type="string" office:string-value="1025x1025" calcext:value-type="string">
            <text:p>1025x1025</text:p>
          </table:table-cell>
          <table:table-cell table:formula="of:=[.A6]" office:value-type="string" office:string-value="2048x2048" calcext:value-type="string">
            <text:p>2048x2048</text:p>
          </table:table-cell>
          <table:table-cell table:formula="of:=[.A7]" office:value-type="string" office:string-value="2049x2049" calcext:value-type="string">
            <text:p>2049x204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B$2]/([.C$1]*[.C$2])" office:value-type="float" office:value="0.694537237178228" calcext:value-type="float">
            <text:p>0.6945372372</text:p>
          </table:table-cell>
          <table:table-cell table:formula="of:=[.$B$3]/([.C$1]*[.C$3])" office:value-type="float" office:value="0.540986240835593" calcext:value-type="float">
            <text:p>0.5409862408</text:p>
          </table:table-cell>
          <table:table-cell table:formula="of:=[.$B$4]/([.C$1]*[.C$4])" office:value-type="float" office:value="0.926710457929492" calcext:value-type="float">
            <text:p>0.9267104579</text:p>
          </table:table-cell>
          <table:table-cell table:formula="of:=[.$B$5]/([.C$1]*[.C$5])" office:value-type="float" office:value="0.929425811280962" calcext:value-type="float">
            <text:p>0.9294258113</text:p>
          </table:table-cell>
          <table:table-cell table:formula="of:=[.$B$6]/([.C$1]*[.C$6])" office:value-type="float" office:value="0.886025282549945" calcext:value-type="float">
            <text:p>0.8860252825</text:p>
          </table:table-cell>
          <table:table-cell table:formula="of:=[.$B$7]/([.C$1]*[.C$7])" office:value-type="float" office:value="0.932672913826185" calcext:value-type="float">
            <text:p>0.932672913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B$2]/([.D$1]*[.D$2])" office:value-type="float" office:value="0.0987668859579089" calcext:value-type="float">
            <text:p>0.098766886</text:p>
          </table:table-cell>
          <table:table-cell table:formula="of:=[.$B$3]/([.D$1]*[.D$3])" office:value-type="float" office:value="0.0998924412135598" calcext:value-type="float">
            <text:p>0.0998924412</text:p>
          </table:table-cell>
          <table:table-cell table:formula="of:=[.$B$4]/([.D$1]*[.D$4])" office:value-type="float" office:value="0.731580068071806" calcext:value-type="float">
            <text:p>0.7315800681</text:p>
          </table:table-cell>
          <table:table-cell table:formula="of:=[.$B$5]/([.D$1]*[.D$5])" office:value-type="float" office:value="0.793341375662614" calcext:value-type="float">
            <text:p>0.7933413757</text:p>
          </table:table-cell>
          <table:table-cell table:formula="of:=[.$B$6]/([.D$1]*[.D$6])" office:value-type="float" office:value="0.590013450514506" calcext:value-type="float">
            <text:p>0.5900134505</text:p>
          </table:table-cell>
          <table:table-cell table:formula="of:=[.$B$7]/([.D$1]*[.D$7])" office:value-type="float" office:value="0.727750848411476" calcext:value-type="float">
            <text:p>0.727750848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B$2]/([.E$1]*[.E$2])" office:value-type="float" office:value="0.0487164946728179" calcext:value-type="float">
            <text:p>0.0487164947</text:p>
          </table:table-cell>
          <table:table-cell table:formula="of:=[.$B$3]/([.E$1]*[.E$3])" office:value-type="float" office:value="0.053045701275476" calcext:value-type="float">
            <text:p>0.0530457013</text:p>
          </table:table-cell>
          <table:table-cell table:formula="of:=[.$B$4]/([.E$1]*[.E$4])" office:value-type="float" office:value="0.749733232779533" calcext:value-type="float">
            <text:p>0.7497332328</text:p>
          </table:table-cell>
          <table:table-cell table:formula="of:=[.$B$5]/([.E$1]*[.E$5])" office:value-type="float" office:value="0.760298657852693" calcext:value-type="float">
            <text:p>0.7602986579</text:p>
          </table:table-cell>
          <table:table-cell table:formula="of:=[.$B$6]/([.E$1]*[.E$6])" office:value-type="float" office:value="0.384578275953742" calcext:value-type="float">
            <text:p>0.384578276</text:p>
          </table:table-cell>
          <table:table-cell table:formula="of:=[.$B$7]/([.E$1]*[.E$7])" office:value-type="float" office:value="0.473630852998143" calcext:value-type="float">
            <text:p>0.473630853</text:p>
          </table:table-cell>
          <table:table-cell/>
        </table:table-row>
      </table:table>
      <table:table table:name="Jacobi-Speedup" table:style-name="ta1">
        <table:shapes>
          <draw:frame draw:z-index="0" draw:style-name="gr1" draw:text-style-name="P1" svg:width="6.2988in" svg:height="3.5429in" svg:x="7.3484in" svg:y="0in">
            <draw:object draw:notify-on-update-of-ranges="'Jacobi-Speedup'.A2:'Jacobi-Speedup'.A7 'Jacobi-Speedup'.B1:'Jacobi-Speedup'.B1 'Jacobi-Speedup'.B2:'Jacobi-Speedup'.B7 'Jacobi-Speedup'.C1:'Jacobi-Speedup'.C1 'Jacobi-Speedup'.C2:'Jacobi-Speedup'.C7 'Jacobi-Speedup'.D1:'Jacobi-Speedup'.D1 'Jacobi-Speedup'.D2:'Jacobi-Speedup'.D7 'Jacobi-Speedup'.E1:'Jacobi-Speedup'.E1 'Jacobi-Speedup'.E2:'Jacobi-Speedup'.E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7.2646in" svg:height="5.365in" svg:x="0in" svg:y="2.2799in">
            <draw:object draw:notify-on-update-of-ranges="'Jacobi-Speedup'.A10:'Jacobi-Speedup'.A12 'Jacobi-Speedup'.B9:'Jacobi-Speedup'.B9 'Jacobi-Speedup'.B10:'Jacobi-Speedup'.B12 'Jacobi-Speedup'.C9:'Jacobi-Speedup'.C9 'Jacobi-Speedup'.C10:'Jacobi-Speedup'.C12 'Jacobi-Speedup'.D9:'Jacobi-Speedup'.D9 'Jacobi-Speedup'.D10:'Jacobi-Speedup'.D12 'Jacobi-Speedup'.E9:'Jacobi-Speedup'.E9 'Jacobi-Speedup'.E10:'Jacobi-Speedup'.E12 'Jacobi-Speedup'.F9:'Jacobi-Speedup'.F9 'Jacobi-Speedup'.F10:'Jacobi-Speedup'.F12 'Jacobi-Speedup'.G9:'Jacobi-Speedup'.G9 'Jacobi-Speedup'.G10:'Jacobi-Speedup'.G12 'Jacobi-Speedup'.H9:'Jacobi-Speedup'.H9 'Jacobi-Speedup'.H10:'Jacobi-Speedup'.H1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N/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50084" calcext:value-type="float">
            <text:p>0.0050084</text:p>
          </table:table-cell>
          <table:table-cell office:value-type="float" office:value="0.0055075" calcext:value-type="float">
            <text:p>0.0055075</text:p>
          </table:table-cell>
          <table:table-cell office:value-type="float" office:value="0.0085649" calcext:value-type="float">
            <text:p>0.0085649</text:p>
          </table:table-cell>
          <table:table-cell office:value-type="float" office:value="0.0102388" calcext:value-type="float">
            <text:p>0.0102388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55186" calcext:value-type="float">
            <text:p>0.0055186</text:p>
          </table:table-cell>
          <table:table-cell office:value-type="float" office:value="0.006369" calcext:value-type="float">
            <text:p>0.006369</text:p>
          </table:table-cell>
          <table:table-cell office:value-type="float" office:value="0.0084222" calcext:value-type="float">
            <text:p>0.0084222</text:p>
          </table:table-cell>
          <table:table-cell office:value-type="float" office:value="0.010777" calcext:value-type="float">
            <text:p>0.010777</text:p>
          </table:table-cell>
          <table:table-cell table:number-columns-repeated="3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.9180009" calcext:value-type="float">
            <text:p>3.9180009</text:p>
          </table:table-cell>
          <table:table-cell office:value-type="float" office:value="3.0415764" calcext:value-type="float">
            <text:p>3.0415764</text:p>
          </table:table-cell>
          <table:table-cell office:value-type="float" office:value="1.6203772" calcext:value-type="float">
            <text:p>1.6203772</text:p>
          </table:table-cell>
          <table:table-cell office:value-type="float" office:value="1.278912" calcext:value-type="float">
            <text:p>1.278912</text:p>
          </table:table-cell>
          <table:table-cell table:number-columns-repeated="3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4.2360843" calcext:value-type="float">
            <text:p>4.2360843</text:p>
          </table:table-cell>
          <table:table-cell office:value-type="float" office:value="3.3800161" calcext:value-type="float">
            <text:p>3.3800161</text:p>
          </table:table-cell>
          <table:table-cell office:value-type="float" office:value="1.7920367" calcext:value-type="float">
            <text:p>1.7920367</text:p>
          </table:table-cell>
          <table:table-cell office:value-type="float" office:value="1.3551979" calcext:value-type="float">
            <text:p>1.3551979</text:p>
          </table:table-cell>
          <table:table-cell table:number-columns-repeated="3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5.6592179" calcext:value-type="float">
            <text:p>15.6592179</text:p>
          </table:table-cell>
          <table:table-cell office:value-type="float" office:value="12.1465492" calcext:value-type="float">
            <text:p>12.1465492</text:p>
          </table:table-cell>
          <table:table-cell office:value-type="float" office:value="6.5116534" calcext:value-type="float">
            <text:p>6.5116534</text:p>
          </table:table-cell>
          <table:table-cell office:value-type="float" office:value="5.0771175" calcext:value-type="float">
            <text:p>5.0771175</text:p>
          </table:table-cell>
          <table:table-cell table:number-columns-repeated="3"/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18.1851669" calcext:value-type="float">
            <text:p>18.1851669</text:p>
          </table:table-cell>
          <table:table-cell office:value-type="float" office:value="13.5068783" calcext:value-type="float">
            <text:p>13.5068783</text:p>
          </table:table-cell>
          <table:table-cell office:value-type="float" office:value="7.0446446" calcext:value-type="float">
            <text:p>7.0446446</text:p>
          </table:table-cell>
          <table:table-cell office:value-type="float" office:value="5.4128702" calcext:value-type="float">
            <text:p>5.4128702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1024" calcext:value-type="float">
            <text:p>1024</text:p>
          </table:table-cell>
          <table:table-cell office:value-type="float" office:value="1025" calcext:value-type="float">
            <text:p>1025</text:p>
          </table:table-cell>
          <table:table-cell office:value-type="float" office:value="2048" calcext:value-type="float">
            <text:p>2048</text:p>
          </table:table-cell>
          <table:table-cell office:value-type="float" office:value="2049" calcext:value-type="float">
            <text:p>2049</text:p>
          </table:table-cell>
          <table:table-cell office:value-type="string" calcext:value-type="string">
            <text:p>Linea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]/[.C2]" office:value-type="float" office:value="0.909378120744439" calcext:value-type="float">
            <text:p>0.9093781207</text:p>
          </table:table-cell>
          <table:table-cell table:formula="of:=[.B3]/[.C3]" office:value-type="float" office:value="0.866478254043021" calcext:value-type="float">
            <text:p>0.866478254</text:p>
          </table:table-cell>
          <table:table-cell table:formula="of:=[.B4]/[.C4]" office:value-type="float" office:value="1.28814811293249" calcext:value-type="float">
            <text:p>1.2881481129</text:p>
          </table:table-cell>
          <table:table-cell table:formula="of:=[.B5]/[.C5]" office:value-type="float" office:value="1.25327340896394" calcext:value-type="float">
            <text:p>1.253273409</text:p>
          </table:table-cell>
          <table:table-cell table:formula="of:=[.B6]/[.C6]" office:value-type="float" office:value="1.28919066989001" calcext:value-type="float">
            <text:p>1.2891906699</text:p>
          </table:table-cell>
          <table:table-cell table:formula="of:=[.B7]/[.C7]" office:value-type="float" office:value="1.34636342284953" calcext:value-type="float">
            <text:p>1.34636342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2]/[.D2]" office:value-type="float" office:value="0.584758724561875" calcext:value-type="float">
            <text:p>0.5847587246</text:p>
          </table:table-cell>
          <table:table-cell table:formula="of:=[.B3]/[.D3]" office:value-type="float" office:value="0.655244472940562" calcext:value-type="float">
            <text:p>0.6552444729</text:p>
          </table:table-cell>
          <table:table-cell table:formula="of:=[.B4]/[.D4]" office:value-type="float" office:value="2.41795607837484" calcext:value-type="float">
            <text:p>2.4179560784</text:p>
          </table:table-cell>
          <table:table-cell table:formula="of:=[.B5]/[.D5]" office:value-type="float" office:value="2.36383791693552" calcext:value-type="float">
            <text:p>2.3638379169</text:p>
          </table:table-cell>
          <table:table-cell table:formula="of:=[.B6]/[.D6]" office:value-type="float" office:value="2.40479904842601" calcext:value-type="float">
            <text:p>2.4047990484</text:p>
          </table:table-cell>
          <table:table-cell table:formula="of:=[.B7]/[.D7]" office:value-type="float" office:value="2.58141722294976" calcext:value-type="float">
            <text:p>2.58141722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2]/[.E2]" office:value-type="float" office:value="0.489158885806931" calcext:value-type="float">
            <text:p>0.4891588858</text:p>
          </table:table-cell>
          <table:table-cell table:formula="of:=[.B3]/[.E3]" office:value-type="float" office:value="0.512072005196251" calcext:value-type="float">
            <text:p>0.5120720052</text:p>
          </table:table-cell>
          <table:table-cell table:formula="of:=[.B4]/[.E4]" office:value-type="float" office:value="3.06354221400691" calcext:value-type="float">
            <text:p>3.063542214</text:p>
          </table:table-cell>
          <table:table-cell table:formula="of:=[.B5]/[.E5]" office:value-type="float" office:value="3.1258049470118" calcext:value-type="float">
            <text:p>3.125804947</text:p>
          </table:table-cell>
          <table:table-cell table:formula="of:=[.B6]/[.E6]" office:value-type="float" office:value="3.08427329089784" calcext:value-type="float">
            <text:p>3.0842732909</text:p>
          </table:table-cell>
          <table:table-cell table:formula="of:=[.B7]/[.E7]" office:value-type="float" office:value="3.35961629007841" calcext:value-type="float">
            <text:p>3.3596162901</text:p>
          </table:table-cell>
          <table:table-cell office:value-type="float" office:value="6" calcext:value-type="float">
            <text:p>6</text:p>
          </table:table-cell>
        </table:table-row>
      </table:table>
      <table:table table:name="Gauss-Padding" table:style-name="ta1">
        <table:shapes>
          <draw:frame draw:z-index="0" draw:style-name="gr1" draw:text-style-name="P1" svg:width="6.5in" svg:height="4.5in" svg:x="0.3689in" svg:y="1.5559in">
            <draw:object draw:notify-on-update-of-ranges="'Gauss-Padding'.A2:'Gauss-Padding'.A8 'Gauss-Padding'.B1:'Gauss-Padding'.B1 'Gauss-Padding'.B2:'Gauss-Padding'.B8 'Gauss-Padding'.C1:'Gauss-Padding'.C1 'Gauss-Padding'.C2:'Gauss-Padding'.C8 'Gauss-Padding'.D1:'Gauss-Padding'.D1 'Gauss-Padding'.D2:'Gauss-Padding'.D8 'Gauss-Padding'.E1:'Gauss-Padding'.E1 'Gauss-Padding'.E2:'Gauss-Padding'.E8 'Gauss-Padding'.F1:'Gauss-Padding'.F1 'Gauss-Padding'.F2:'Gauss-Padding'.F8 'Gauss-Padding'.G1:'Gauss-Padding'.G1 'Gauss-Padding'.G2:'Gauss-Padding'.G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P\N</text:p>
          </table:table-cell>
          <table:table-cell office:value-type="string" calcext:value-type="string">
            <text:p>1016x1016</text:p>
          </table:table-cell>
          <table:table-cell office:value-type="string" calcext:value-type="string">
            <text:p>1023x1023</text:p>
          </table:table-cell>
          <table:table-cell office:value-type="string" calcext:value-type="string">
            <text:p>1024x1024</text:p>
          </table:table-cell>
          <table:table-cell office:value-type="string" calcext:value-type="string">
            <text:p>1025x1025</text:p>
          </table:table-cell>
          <table:table-cell office:value-type="string" calcext:value-type="string">
            <text:p>1032x1032</text:p>
          </table:table-cell>
          <table:table-cell office:value-type="string" calcext:value-type="string">
            <text:p>1040x10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11239" calcext:value-type="float">
            <text:p>0.111239</text:p>
          </table:table-cell>
          <table:table-cell office:value-type="float" office:value="0.116429" calcext:value-type="float">
            <text:p>0.116429</text:p>
          </table:table-cell>
          <table:table-cell office:value-type="float" office:value="0.111027" calcext:value-type="float">
            <text:p>0.111027</text:p>
          </table:table-cell>
          <table:table-cell office:value-type="float" office:value="0.117353" calcext:value-type="float">
            <text:p>0.117353</text:p>
          </table:table-cell>
          <table:table-cell office:value-type="float" office:value="0.08851" calcext:value-type="float">
            <text:p>0.08851</text:p>
          </table:table-cell>
          <table:table-cell office:value-type="float" office:value="0.081774" calcext:value-type="float">
            <text:p>0.0817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14544" calcext:value-type="float">
            <text:p>0.114544</text:p>
          </table:table-cell>
          <table:table-cell office:value-type="float" office:value="0.116953" calcext:value-type="float">
            <text:p>0.116953</text:p>
          </table:table-cell>
          <table:table-cell office:value-type="float" office:value="0.091483" calcext:value-type="float">
            <text:p>0.091483</text:p>
          </table:table-cell>
          <table:table-cell office:value-type="float" office:value="0.094362" calcext:value-type="float">
            <text:p>0.094362</text:p>
          </table:table-cell>
          <table:table-cell office:value-type="float" office:value="0.086368" calcext:value-type="float">
            <text:p>0.086368</text:p>
          </table:table-cell>
          <table:table-cell office:value-type="float" office:value="0.081356" calcext:value-type="float">
            <text:p>0.0813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0815" calcext:value-type="float">
            <text:p>0.10815</text:p>
          </table:table-cell>
          <table:table-cell office:value-type="float" office:value="0.098595" calcext:value-type="float">
            <text:p>0.098595</text:p>
          </table:table-cell>
          <table:table-cell office:value-type="float" office:value="0.091616" calcext:value-type="float">
            <text:p>0.091616</text:p>
          </table:table-cell>
          <table:table-cell office:value-type="float" office:value="0.093668" calcext:value-type="float">
            <text:p>0.093668</text:p>
          </table:table-cell>
          <table:table-cell office:value-type="float" office:value="0.083496" calcext:value-type="float">
            <text:p>0.083496</text:p>
          </table:table-cell>
          <table:table-cell office:value-type="float" office:value="0.080681" calcext:value-type="float">
            <text:p>0.0806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93679" calcext:value-type="float">
            <text:p>0.093679</text:p>
          </table:table-cell>
          <table:table-cell office:value-type="float" office:value="0.085351" calcext:value-type="float">
            <text:p>0.085351</text:p>
          </table:table-cell>
          <table:table-cell office:value-type="float" office:value="0.08242" calcext:value-type="float">
            <text:p>0.08242</text:p>
          </table:table-cell>
          <table:table-cell office:value-type="float" office:value="0.083651" calcext:value-type="float">
            <text:p>0.083651</text:p>
          </table:table-cell>
          <table:table-cell office:value-type="float" office:value="0.080755" calcext:value-type="float">
            <text:p>0.080755</text:p>
          </table:table-cell>
          <table:table-cell office:value-type="float" office:value="0.079376" calcext:value-type="float">
            <text:p>0.0793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82412" calcext:value-type="float">
            <text:p>0.082412</text:p>
          </table:table-cell>
          <table:table-cell office:value-type="float" office:value="0.079784" calcext:value-type="float">
            <text:p>0.079784</text:p>
          </table:table-cell>
          <table:table-cell office:value-type="float" office:value="0.076456" calcext:value-type="float">
            <text:p>0.076456</text:p>
          </table:table-cell>
          <table:table-cell office:value-type="float" office:value="0.079193" calcext:value-type="float">
            <text:p>0.079193</text:p>
          </table:table-cell>
          <table:table-cell office:value-type="float" office:value="0.079309" calcext:value-type="float">
            <text:p>0.079309</text:p>
          </table:table-cell>
          <table:table-cell office:value-type="float" office:value="0.079139" calcext:value-type="float">
            <text:p>0.07913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82116" calcext:value-type="float">
            <text:p>0.082116</text:p>
          </table:table-cell>
          <table:table-cell office:value-type="float" office:value="0.080142" calcext:value-type="float">
            <text:p>0.080142</text:p>
          </table:table-cell>
          <table:table-cell office:value-type="float" office:value="0.077662" calcext:value-type="float">
            <text:p>0.077662</text:p>
          </table:table-cell>
          <table:table-cell office:value-type="float" office:value="0.079378" calcext:value-type="float">
            <text:p>0.079378</text:p>
          </table:table-cell>
          <table:table-cell office:value-type="float" office:value="0.079512" calcext:value-type="float">
            <text:p>0.079512</text:p>
          </table:table-cell>
          <table:table-cell office:value-type="float" office:value="0.079379" calcext:value-type="float">
            <text:p>0.07937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82265" calcext:value-type="float">
            <text:p>0.082265</text:p>
          </table:table-cell>
          <table:table-cell office:value-type="float" office:value="0.079518" calcext:value-type="float">
            <text:p>0.079518</text:p>
          </table:table-cell>
          <table:table-cell office:value-type="float" office:value="0.078185" calcext:value-type="float">
            <text:p>0.078185</text:p>
          </table:table-cell>
          <table:table-cell office:value-type="float" office:value="0.0792" calcext:value-type="float">
            <text:p>0.0792</text:p>
          </table:table-cell>
          <table:table-cell office:value-type="float" office:value="0.079755" calcext:value-type="float">
            <text:p>0.079755</text:p>
          </table:table-cell>
          <table:table-cell office:value-type="float" office:value="0.079738" calcext:value-type="float">
            <text:p>0.079738</text:p>
          </table:table-cell>
        </table:table-row>
      </table:table>
      <table:named-expressions/>
      <table:database-ranges>
        <table:database-range table:name="test" table:target-range-address="'Gauss-v3-Speedup'.A1:'Gauss-v3-Speedup'.E7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5">00/00/0000</text:date>, <text:time style:data-style-name="N2" text:time-value="01:12:19.0197351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2T22:27:53.456485622</meta:creation-date>
    <dc:date>2014-05-25T03:30:10.861323255</dc:date>
    <meta:editing-duration>PT5H23M34S</meta:editing-duration>
    <meta:editing-cycles>16</meta:editing-cycles>
    <meta:generator>LibreOffice/4.2.4.2$Linux_X86_64 LibreOffice_project/420m0$Build-2</meta:generator>
    <meta:document-statistic meta:table-count="5" meta:cell-count="401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solid" svg:stroke-width="0.051cm"/>
    </style:style>
    <style:style style:name="ch2" style:family="chart">
      <style:graphic-properties svg:stroke-color="#b3b3b3" draw:fill="solid" draw:fill-color="#e6e6e6" draw:opacity-name="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511cm" svg:height="11.431cm" xlink:href=".." xlink:type="simple" chart:class="chart:bar" chart:style-name="ch1">
        <chart:legend svg:x="2.287cm" svg:y="1.563cm" style:legend-expansion="custom" chartooo:width="3.324cm" chartooo:height="0.789cm" style:legend-expansion-aspect-ratio="4.21292775665399" chart:style-name="ch2"/>
        <chart:plot-area chart:style-name="ch3" table:cell-range-address="'Gauss-v3-Speedup'.A1:'Gauss-v3-Speedup'.E7" chart:data-source-has-labels="both" svg:x="1.341cm" svg:y="1.047cm" svg:width="14.51cm" svg:height="9.175cm">
          <chartooo:coordinate-region svg:x="1.962cm" svg:y="1.247cm" svg:width="13.889cm" svg:height="8.328cm"/>
          <chart:axis chart:dimension="x" chart:name="primary-x" chart:style-name="ch4" chartooo:axis-type="auto">
            <chartooo:date-scale/>
            <chart:title svg:x="6.475cm" svg:y="10.45cm" chart:style-name="ch5">
              <text:p>Tamanho de Grade em X e Y</text:p>
            </chart:title>
            <chart:categories table:cell-range-address="'Gauss-v3-Speedup'.A2:'Gauss-v3-Speedup'.A7"/>
          </chart:axis>
          <chart:axis chart:dimension="y" chart:name="primary-y" chart:style-name="ch6">
            <chart:title svg:x="0.451cm" svg:y="8.033cm" chart:style-name="ch7">
              <text:p>Tempo de Execução (segundos)</text:p>
            </chart:title>
            <chart:grid chart:style-name="ch8" chart:class="major"/>
          </chart:axis>
          <chart:series chart:style-name="ch9" chart:values-cell-range-address="'Gauss-v3-Speedup'.B2:'Gauss-v3-Speedup'.B7" chart:label-cell-address="'Gauss-v3-Speedup'.B1:'Gauss-v3-Speedup'.B1" chart:class="chart:bar">
            <chart:data-point chart:repeated="6"/>
          </chart:series>
          <chart:series chart:style-name="ch10" chart:values-cell-range-address="'Gauss-v3-Speedup'.C2:'Gauss-v3-Speedup'.C7" chart:label-cell-address="'Gauss-v3-Speedup'.C1:'Gauss-v3-Speedup'.C1" chart:class="chart:bar">
            <chart:data-point chart:repeated="6"/>
          </chart:series>
          <chart:series chart:style-name="ch11" chart:values-cell-range-address="'Gauss-v3-Speedup'.D2:'Gauss-v3-Speedup'.D7" chart:label-cell-address="'Gauss-v3-Speedup'.D1:'Gauss-v3-Speedup'.D1" chart:class="chart:bar">
            <chart:data-point chart:repeated="6"/>
          </chart:series>
          <chart:series chart:style-name="ch12" chart:values-cell-range-address="'Gauss-v3-Speedup'.E2:'Gauss-v3-Speedup'.E7" chart:label-cell-address="'Gauss-v3-Speedup'.E1:'Gauss-v3-Speedup'.E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Gauss-v3-Speedup'.B1:'Gauss-v3-Speedup'.B1</svg:desc>
                </draw:g>
              </table:table-cell>
              <table:table-cell office:value-type="string">
                <text:p>2</text:p>
                <draw:g>
                  <svg:desc>'Gauss-v3-Speedup'.C1:'Gauss-v3-Speedup'.C1</svg:desc>
                </draw:g>
              </table:table-cell>
              <table:table-cell office:value-type="string">
                <text:p>4</text:p>
                <draw:g>
                  <svg:desc>'Gauss-v3-Speedup'.D1:'Gauss-v3-Speedup'.D1</svg:desc>
                </draw:g>
              </table:table-cell>
              <table:table-cell office:value-type="string">
                <text:p>6</text:p>
                <draw:g>
                  <svg:desc>'Gauss-v3-Speedup'.E1:'Gauss-v3-Speedup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2x32</text:p>
                <draw:g>
                  <svg:desc>'Gauss-v3-Speedup'.A2:'Gauss-v3-Speedup'.A7</svg:desc>
                </draw:g>
              </table:table-cell>
              <table:table-cell office:value-type="float" office:value="0.0049483">
                <text:p>0.0049483</text:p>
                <draw:g>
                  <svg:desc>'Gauss-v3-Speedup'.B2:'Gauss-v3-Speedup'.B7</svg:desc>
                </draw:g>
              </table:table-cell>
              <table:table-cell office:value-type="float" office:value="0.0035623">
                <text:p>0.0035623</text:p>
                <draw:g>
                  <svg:desc>'Gauss-v3-Speedup'.C2:'Gauss-v3-Speedup'.C7</svg:desc>
                </draw:g>
              </table:table-cell>
              <table:table-cell office:value-type="float" office:value="0.0125252">
                <text:p>0.0125252</text:p>
                <draw:g>
                  <svg:desc>'Gauss-v3-Speedup'.D2:'Gauss-v3-Speedup'.D7</svg:desc>
                </draw:g>
              </table:table-cell>
              <table:table-cell office:value-type="float" office:value="0.0169289">
                <text:p>0.0169289</text:p>
                <draw:g>
                  <svg:desc>'Gauss-v3-Speedup'.E2:'Gauss-v3-Speedup'.E7</svg:desc>
                </draw:g>
              </table:table-cell>
            </table:table-row>
            <table:table-row>
              <table:table-cell office:value-type="string">
                <text:p>33x33</text:p>
              </table:table-cell>
              <table:table-cell office:value-type="float" office:value="0.0053866">
                <text:p>0.0053866</text:p>
              </table:table-cell>
              <table:table-cell office:value-type="float" office:value="0.0049785">
                <text:p>0.0049785</text:p>
              </table:table-cell>
              <table:table-cell office:value-type="float" office:value="0.013481">
                <text:p>0.013481</text:p>
              </table:table-cell>
              <table:table-cell office:value-type="float" office:value="0.0169244">
                <text:p>0.0169244</text:p>
              </table:table-cell>
            </table:table-row>
            <table:table-row>
              <table:table-cell office:value-type="string">
                <text:p>1024x1024</text:p>
              </table:table-cell>
              <table:table-cell office:value-type="float" office:value="2.6221404">
                <text:p>2.6221404</text:p>
              </table:table-cell>
              <table:table-cell office:value-type="float" office:value="1.4147571">
                <text:p>1.4147571</text:p>
              </table:table-cell>
              <table:table-cell office:value-type="float" office:value="0.8960538">
                <text:p>0.8960538</text:p>
              </table:table-cell>
              <table:table-cell office:value-type="float" office:value="0.5829052">
                <text:p>0.5829052</text:p>
              </table:table-cell>
            </table:table-row>
            <table:table-row>
              <table:table-cell office:value-type="string">
                <text:p>1025x1025</text:p>
              </table:table-cell>
              <table:table-cell office:value-type="float" office:value="3.2533359">
                <text:p>3.2533359</text:p>
              </table:table-cell>
              <table:table-cell office:value-type="float" office:value="1.7501859">
                <text:p>1.7501859</text:p>
              </table:table-cell>
              <table:table-cell office:value-type="float" office:value="1.0252005">
                <text:p>1.0252005</text:p>
              </table:table-cell>
              <table:table-cell office:value-type="float" office:value="0.7131706">
                <text:p>0.7131706</text:p>
              </table:table-cell>
            </table:table-row>
            <table:table-row>
              <table:table-cell office:value-type="string">
                <text:p>2048x2048</text:p>
              </table:table-cell>
              <table:table-cell office:value-type="float" office:value="10.4840283">
                <text:p>10.4840283</text:p>
              </table:table-cell>
              <table:table-cell office:value-type="float" office:value="5.9163257">
                <text:p>5.9163257</text:p>
              </table:table-cell>
              <table:table-cell office:value-type="float" office:value="4.4422836">
                <text:p>4.4422836</text:p>
              </table:table-cell>
              <table:table-cell office:value-type="float" office:value="4.5435173">
                <text:p>4.5435173</text:p>
              </table:table-cell>
            </table:table-row>
            <table:table-row>
              <table:table-cell office:value-type="string">
                <text:p>2049x2049</text:p>
              </table:table-cell>
              <table:table-cell office:value-type="float" office:value="13.0148467">
                <text:p>13.0148467</text:p>
              </table:table-cell>
              <table:table-cell office:value-type="float" office:value="6.9771763">
                <text:p>6.9771763</text:p>
              </table:table-cell>
              <table:table-cell office:value-type="float" office:value="4.4709143">
                <text:p>4.4709143</text:p>
              </table:table-cell>
              <table:table-cell office:value-type="float" office:value="4.5798138">
                <text:p>4.57981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1cm"/>
    </style:style>
    <style:style style:name="ch2" style:family="chart">
      <style:chart-properties chart:auto-position="true"/>
      <style:graphic-properties svg:stroke-color="#b3b3b3" draw:fill="solid" draw:fill-color="#e6e6e6" draw:opacity-name="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interval-major="0.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511cm" svg:height="11.431cm" xlink:href=".." xlink:type="simple" chart:class="chart:line" chart:style-name="ch1">
        <chart:legend chart:legend-position="bottom" svg:x="4.053cm" svg:y="10.15cm" style:legend-expansion="wide" chart:style-name="ch2"/>
        <chart:plot-area chart:style-name="ch3" table:cell-range-address="'Gauss-v3-Speedup'.A14:'Gauss-v3-Speedup'.G17" chart:data-source-has-labels="both" svg:x="1.341cm" svg:y="1.047cm" svg:width="14.51cm" svg:height="7.894cm">
          <chartooo:coordinate-region svg:x="2.068cm" svg:y="1.246cm" svg:width="13.689cm" svg:height="7.048cm"/>
          <chart:axis chart:dimension="x" chart:name="primary-x" chart:style-name="ch4" chartooo:axis-type="auto">
            <chartooo:date-scale/>
            <chart:title svg:x="7.07cm" svg:y="9.169cm" chart:style-name="ch5">
              <text:p>Número de Threads</text:p>
            </chart:title>
            <chart:categories table:cell-range-address="'Gauss-v3-Speedup'.A15:'Gauss-v3-Speedup'.A17"/>
          </chart:axis>
          <chart:axis chart:dimension="y" chart:name="primary-y" chart:style-name="ch6">
            <chart:title svg:x="0.451cm" svg:y="6.401cm" chart:style-name="ch7">
              <text:p>Eficiência Paralela</text:p>
            </chart:title>
            <chart:grid chart:style-name="ch8" chart:class="major"/>
          </chart:axis>
          <chart:series chart:style-name="ch9" chart:values-cell-range-address="'Gauss-v3-Speedup'.B15:'Gauss-v3-Speedup'.B17" chart:label-cell-address="'Gauss-v3-Speedup'.B14:'Gauss-v3-Speedup'.B14" chart:class="chart:line">
            <chart:data-point chart:repeated="3"/>
          </chart:series>
          <chart:series chart:style-name="ch10" chart:values-cell-range-address="'Gauss-v3-Speedup'.C15:'Gauss-v3-Speedup'.C17" chart:label-cell-address="'Gauss-v3-Speedup'.C14:'Gauss-v3-Speedup'.C14" chart:class="chart:line">
            <chart:data-point chart:repeated="3"/>
          </chart:series>
          <chart:series chart:style-name="ch11" chart:values-cell-range-address="'Gauss-v3-Speedup'.D15:'Gauss-v3-Speedup'.D17" chart:label-cell-address="'Gauss-v3-Speedup'.D14:'Gauss-v3-Speedup'.D14" chart:class="chart:line">
            <chart:data-point chart:repeated="3"/>
          </chart:series>
          <chart:series chart:style-name="ch12" chart:values-cell-range-address="'Gauss-v3-Speedup'.E15:'Gauss-v3-Speedup'.E17" chart:label-cell-address="'Gauss-v3-Speedup'.E14:'Gauss-v3-Speedup'.E14" chart:class="chart:line">
            <chart:data-point chart:repeated="3"/>
          </chart:series>
          <chart:series chart:style-name="ch13" chart:values-cell-range-address="'Gauss-v3-Speedup'.F15:'Gauss-v3-Speedup'.F17" chart:label-cell-address="'Gauss-v3-Speedup'.F14:'Gauss-v3-Speedup'.F14" chart:class="chart:line">
            <chart:data-point chart:repeated="3"/>
          </chart:series>
          <chart:series chart:style-name="ch14" chart:values-cell-range-address="'Gauss-v3-Speedup'.G15:'Gauss-v3-Speedup'.G17" chart:label-cell-address="'Gauss-v3-Speedup'.G14:'Gauss-v3-Speedup'.G14" chart:class="chart:line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2x32</text:p>
                <draw:g>
                  <svg:desc>'Gauss-v3-Speedup'.B14:'Gauss-v3-Speedup'.B14</svg:desc>
                </draw:g>
              </table:table-cell>
              <table:table-cell office:value-type="string">
                <text:p>33x33</text:p>
                <draw:g>
                  <svg:desc>'Gauss-v3-Speedup'.C14:'Gauss-v3-Speedup'.C14</svg:desc>
                </draw:g>
              </table:table-cell>
              <table:table-cell office:value-type="string">
                <text:p>1024x1024</text:p>
                <draw:g>
                  <svg:desc>'Gauss-v3-Speedup'.D14:'Gauss-v3-Speedup'.D14</svg:desc>
                </draw:g>
              </table:table-cell>
              <table:table-cell office:value-type="string">
                <text:p>1025x1025</text:p>
                <draw:g>
                  <svg:desc>'Gauss-v3-Speedup'.E14:'Gauss-v3-Speedup'.E14</svg:desc>
                </draw:g>
              </table:table-cell>
              <table:table-cell office:value-type="string">
                <text:p>2048x2048</text:p>
                <draw:g>
                  <svg:desc>'Gauss-v3-Speedup'.F14:'Gauss-v3-Speedup'.F14</svg:desc>
                </draw:g>
              </table:table-cell>
              <table:table-cell office:value-type="string">
                <text:p>2049x2049</text:p>
                <draw:g>
                  <svg:desc>'Gauss-v3-Speedup'.G14:'Gauss-v3-Speedup'.G14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Gauss-v3-Speedup'.A15:'Gauss-v3-Speedup'.A17</svg:desc>
                </draw:g>
              </table:table-cell>
              <table:table-cell office:value-type="float" office:value="0.694537237178228">
                <text:p>0.694537237178228</text:p>
                <draw:g>
                  <svg:desc>'Gauss-v3-Speedup'.B15:'Gauss-v3-Speedup'.B17</svg:desc>
                </draw:g>
              </table:table-cell>
              <table:table-cell office:value-type="float" office:value="0.540986240835593">
                <text:p>0.540986240835593</text:p>
                <draw:g>
                  <svg:desc>'Gauss-v3-Speedup'.C15:'Gauss-v3-Speedup'.C17</svg:desc>
                </draw:g>
              </table:table-cell>
              <table:table-cell office:value-type="float" office:value="0.926710457929492">
                <text:p>0.926710457929492</text:p>
                <draw:g>
                  <svg:desc>'Gauss-v3-Speedup'.D15:'Gauss-v3-Speedup'.D17</svg:desc>
                </draw:g>
              </table:table-cell>
              <table:table-cell office:value-type="float" office:value="0.929425811280962">
                <text:p>0.929425811280962</text:p>
                <draw:g>
                  <svg:desc>'Gauss-v3-Speedup'.E15:'Gauss-v3-Speedup'.E17</svg:desc>
                </draw:g>
              </table:table-cell>
              <table:table-cell office:value-type="float" office:value="0.886025282549945">
                <text:p>0.886025282549945</text:p>
                <draw:g>
                  <svg:desc>'Gauss-v3-Speedup'.F15:'Gauss-v3-Speedup'.F17</svg:desc>
                </draw:g>
              </table:table-cell>
              <table:table-cell office:value-type="float" office:value="0.932672913826185">
                <text:p>0.932672913826185</text:p>
                <draw:g>
                  <svg:desc>'Gauss-v3-Speedup'.G15:'Gauss-v3-Speedup'.G17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987668859579089">
                <text:p>0.0987668859579089</text:p>
              </table:table-cell>
              <table:table-cell office:value-type="float" office:value="0.0998924412135598">
                <text:p>0.0998924412135598</text:p>
              </table:table-cell>
              <table:table-cell office:value-type="float" office:value="0.731580068071806">
                <text:p>0.731580068071806</text:p>
              </table:table-cell>
              <table:table-cell office:value-type="float" office:value="0.793341375662614">
                <text:p>0.793341375662614</text:p>
              </table:table-cell>
              <table:table-cell office:value-type="float" office:value="0.590013450514506">
                <text:p>0.590013450514506</text:p>
              </table:table-cell>
              <table:table-cell office:value-type="float" office:value="0.727750848411476">
                <text:p>0.72775084841147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487164946728179">
                <text:p>0.0487164946728179</text:p>
              </table:table-cell>
              <table:table-cell office:value-type="float" office:value="0.053045701275476">
                <text:p>0.053045701275476</text:p>
              </table:table-cell>
              <table:table-cell office:value-type="float" office:value="0.749733232779533">
                <text:p>0.749733232779533</text:p>
              </table:table-cell>
              <table:table-cell office:value-type="float" office:value="0.760298657852693">
                <text:p>0.760298657852693</text:p>
              </table:table-cell>
              <table:table-cell office:value-type="float" office:value="0.384578275953742">
                <text:p>0.384578275953742</text:p>
              </table:table-cell>
              <table:table-cell office:value-type="float" office:value="0.473630852998143">
                <text:p>0.47363085299814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solid" svg:stroke-width="0.051cm"/>
    </style:style>
    <style:style style:name="ch2" style:family="chart">
      <style:graphic-properties svg:stroke-color="#b3b3b3" draw:fill="solid" draw:fill-color="#e6e6e6" draw:opacity-name="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511cm" svg:height="11.431cm" xlink:href=".." xlink:type="simple" chart:class="chart:bar" chart:style-name="ch1">
        <chart:legend svg:x="2.287cm" svg:y="1.563cm" style:legend-expansion="custom" chartooo:width="3.324cm" chartooo:height="0.789cm" style:legend-expansion-aspect-ratio="4.21292775665399" chart:style-name="ch2"/>
        <chart:plot-area chart:style-name="ch3" table:cell-range-address="'Gauss-v2-Speedup'.A1:'Gauss-v2-Speedup'.E7" chart:data-source-has-labels="both" svg:x="1.341cm" svg:y="1.047cm" svg:width="14.51cm" svg:height="9.175cm">
          <chartooo:coordinate-region svg:x="1.962cm" svg:y="1.246cm" svg:width="13.889cm" svg:height="8.329cm"/>
          <chart:axis chart:dimension="x" chart:name="primary-x" chart:style-name="ch4" chartooo:axis-type="auto">
            <chartooo:date-scale/>
            <chart:title svg:x="6.475cm" svg:y="10.45cm" chart:style-name="ch5">
              <text:p>Tamanho de Grade em X e Y</text:p>
            </chart:title>
            <chart:categories table:cell-range-address="'Gauss-v2-Speedup'.A2:'Gauss-v2-Speedup'.A7"/>
          </chart:axis>
          <chart:axis chart:dimension="y" chart:name="primary-y" chart:style-name="ch6">
            <chart:title svg:x="0.451cm" svg:y="8.033cm" chart:style-name="ch7">
              <text:p>Tempo de Execução (segundos)</text:p>
            </chart:title>
            <chart:grid chart:style-name="ch8" chart:class="major"/>
          </chart:axis>
          <chart:series chart:style-name="ch9" chart:values-cell-range-address="'Gauss-v2-Speedup'.B2:'Gauss-v2-Speedup'.B7" chart:label-cell-address="'Gauss-v2-Speedup'.B1:'Gauss-v2-Speedup'.B1" chart:class="chart:bar">
            <chart:data-point chart:repeated="6"/>
          </chart:series>
          <chart:series chart:style-name="ch10" chart:values-cell-range-address="'Gauss-v2-Speedup'.C2:'Gauss-v2-Speedup'.C7" chart:label-cell-address="'Gauss-v2-Speedup'.C1:'Gauss-v2-Speedup'.C1" chart:class="chart:bar">
            <chart:data-point chart:repeated="6"/>
          </chart:series>
          <chart:series chart:style-name="ch11" chart:values-cell-range-address="'Gauss-v2-Speedup'.D2:'Gauss-v2-Speedup'.D7" chart:label-cell-address="'Gauss-v2-Speedup'.D1:'Gauss-v2-Speedup'.D1" chart:class="chart:bar">
            <chart:data-point chart:repeated="6"/>
          </chart:series>
          <chart:series chart:style-name="ch12" chart:values-cell-range-address="'Gauss-v2-Speedup'.E2:'Gauss-v2-Speedup'.E7" chart:label-cell-address="'Gauss-v2-Speedup'.E1:'Gauss-v2-Speedup'.E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Gauss-v2-Speedup'.B1:'Gauss-v2-Speedup'.B1</svg:desc>
                </draw:g>
              </table:table-cell>
              <table:table-cell office:value-type="string">
                <text:p>2</text:p>
                <draw:g>
                  <svg:desc>'Gauss-v2-Speedup'.C1:'Gauss-v2-Speedup'.C1</svg:desc>
                </draw:g>
              </table:table-cell>
              <table:table-cell office:value-type="string">
                <text:p>4</text:p>
                <draw:g>
                  <svg:desc>'Gauss-v2-Speedup'.D1:'Gauss-v2-Speedup'.D1</svg:desc>
                </draw:g>
              </table:table-cell>
              <table:table-cell office:value-type="string">
                <text:p>6</text:p>
                <draw:g>
                  <svg:desc>'Gauss-v2-Speedup'.E1:'Gauss-v2-Speedup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2x32</text:p>
                <draw:g>
                  <svg:desc>'Gauss-v2-Speedup'.A2:'Gauss-v2-Speedup'.A7</svg:desc>
                </draw:g>
              </table:table-cell>
              <table:table-cell office:value-type="float" office:value="0.0050929">
                <text:p>0.0050929</text:p>
                <draw:g>
                  <svg:desc>'Gauss-v2-Speedup'.B2:'Gauss-v2-Speedup'.B7</svg:desc>
                </draw:g>
              </table:table-cell>
              <table:table-cell office:value-type="float" office:value="0.0066544">
                <text:p>0.0066544</text:p>
                <draw:g>
                  <svg:desc>'Gauss-v2-Speedup'.C2:'Gauss-v2-Speedup'.C7</svg:desc>
                </draw:g>
              </table:table-cell>
              <table:table-cell office:value-type="float" office:value="0.0136666">
                <text:p>0.0136666</text:p>
                <draw:g>
                  <svg:desc>'Gauss-v2-Speedup'.D2:'Gauss-v2-Speedup'.D7</svg:desc>
                </draw:g>
              </table:table-cell>
              <table:table-cell office:value-type="float" office:value="0.0177667">
                <text:p>0.0177667</text:p>
                <draw:g>
                  <svg:desc>'Gauss-v2-Speedup'.E2:'Gauss-v2-Speedup'.E7</svg:desc>
                </draw:g>
              </table:table-cell>
            </table:table-row>
            <table:table-row>
              <table:table-cell office:value-type="string">
                <text:p>33x33</text:p>
              </table:table-cell>
              <table:table-cell office:value-type="float" office:value="0.0061072">
                <text:p>0.0061072</text:p>
              </table:table-cell>
              <table:table-cell office:value-type="float" office:value="0.006357">
                <text:p>0.006357</text:p>
              </table:table-cell>
              <table:table-cell office:value-type="float" office:value="0.0141512">
                <text:p>0.0141512</text:p>
              </table:table-cell>
              <table:table-cell office:value-type="float" office:value="0.0179464">
                <text:p>0.0179464</text:p>
              </table:table-cell>
            </table:table-row>
            <table:table-row>
              <table:table-cell office:value-type="string">
                <text:p>1024x1024</text:p>
              </table:table-cell>
              <table:table-cell office:value-type="float" office:value="4.0906068">
                <text:p>4.0906068</text:p>
              </table:table-cell>
              <table:table-cell office:value-type="float" office:value="2.9875506">
                <text:p>2.9875506</text:p>
              </table:table-cell>
              <table:table-cell office:value-type="float" office:value="1.5696973">
                <text:p>1.5696973</text:p>
              </table:table-cell>
              <table:table-cell office:value-type="float" office:value="1.1706505">
                <text:p>1.1706505</text:p>
              </table:table-cell>
            </table:table-row>
            <table:table-row>
              <table:table-cell office:value-type="string">
                <text:p>1025x1025</text:p>
              </table:table-cell>
              <table:table-cell office:value-type="float" office:value="4.2134893">
                <text:p>4.2134893</text:p>
              </table:table-cell>
              <table:table-cell office:value-type="float" office:value="3.4369082">
                <text:p>3.4369082</text:p>
              </table:table-cell>
              <table:table-cell office:value-type="float" office:value="1.7997812">
                <text:p>1.7997812</text:p>
              </table:table-cell>
              <table:table-cell office:value-type="float" office:value="1.343914">
                <text:p>1.343914</text:p>
              </table:table-cell>
            </table:table-row>
            <table:table-row>
              <table:table-cell office:value-type="string">
                <text:p>2048x2048</text:p>
              </table:table-cell>
              <table:table-cell office:value-type="float" office:value="16.5713047">
                <text:p>16.5713047</text:p>
              </table:table-cell>
              <table:table-cell office:value-type="float" office:value="11.8939174">
                <text:p>11.8939174</text:p>
              </table:table-cell>
              <table:table-cell office:value-type="float" office:value="6.5338384">
                <text:p>6.5338384</text:p>
              </table:table-cell>
              <table:table-cell office:value-type="float" office:value="5.072368">
                <text:p>5.072368</text:p>
              </table:table-cell>
            </table:table-row>
            <table:table-row>
              <table:table-cell office:value-type="string">
                <text:p>2049x2049</text:p>
              </table:table-cell>
              <table:table-cell office:value-type="float" office:value="17.3137919">
                <text:p>17.3137919</text:p>
              </table:table-cell>
              <table:table-cell office:value-type="float" office:value="13.7339894">
                <text:p>13.7339894</text:p>
              </table:table-cell>
              <table:table-cell office:value-type="float" office:value="7.3395224">
                <text:p>7.3395224</text:p>
              </table:table-cell>
              <table:table-cell office:value-type="float" office:value="5.6992821">
                <text:p>5.699282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1cm"/>
    </style:style>
    <style:style style:name="ch2" style:family="chart">
      <style:graphic-properties svg:stroke-color="#b3b3b3" draw:fill="solid" draw:fill-color="#e6e6e6" draw:opacity-name="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e6e6e6"/>
    </style:style>
    <style:style style:name="ch7" style:family="chart" style:data-style-name="N0">
      <style:chart-properties chart:display-label="true" chart:logarithmic="false" chart:minimum="0" chart:maximum="6" chart:interval-major="2" chart:interval-minor-divis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cccccc"/>
    </style:style>
    <style:style style:name="ch10" style:family="chart" style:data-style-name="N0">
      <style:chart-properties chart:symbol-type="none"/>
      <style:graphic-properties draw:stroke="dash" draw:stroke-dash="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automatic" chart:symbol-width="0.25cm" chart:symbol-height="0.25cm">
        <chart:symbol-image xlink:href="Pictures/2000000A000000FD000000FD91A82B8B.svm" xlink:type="simple" xlink:actuate="onLoad"/>
      </style:chart-properties>
      <style:graphic-properties draw:stroke-dash="Fine_20_Dashed" svg:stroke-width="0.08cm" svg:stroke-color="#004586" draw:fill-color="#004586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511cm" svg:height="11.431cm" xlink:href=".." xlink:type="simple" chart:class="chart:line" chart:style-name="ch1">
        <chart:legend svg:x="1.776cm" svg:y="1.25cm" style:legend-expansion="custom" chartooo:width="5.073cm" chartooo:height="3.258cm" style:legend-expansion-aspect-ratio="1.55709023941068" chart:style-name="ch2"/>
        <chart:plot-area chart:style-name="ch3" table:cell-range-address="'Gauss-v2-Speedup'.A9:'Gauss-v2-Speedup'.H12" chart:data-source-has-labels="both" svg:x="1.341cm" svg:y="1.047cm" svg:width="14.51cm" svg:height="9.175cm">
          <chartooo:coordinate-region svg:x="1.777cm" svg:y="1.247cm" svg:width="13.98cm" svg:height="8.328cm"/>
          <chart:axis chart:dimension="x" chart:name="primary-x" chart:style-name="ch4" chartooo:axis-type="auto">
            <chartooo:date-scale/>
            <chart:title svg:x="7.07cm" svg:y="10.45cm" chart:style-name="ch5">
              <text:p>Número de Threads</text:p>
            </chart:title>
            <chart:categories table:cell-range-address="'Gauss-v2-Speedup'.A10:'Gauss-v2-Speedup'.A12"/>
            <chart:grid chart:style-name="ch6" chart:class="major"/>
          </chart:axis>
          <chart:axis chart:dimension="y" chart:name="primary-y" chart:style-name="ch7">
            <chart:title svg:x="0.451cm" svg:y="6.353cm" chart:style-name="ch8">
              <text:p>Speedup</text:p>
            </chart:title>
            <chart:grid chart:style-name="ch9" chart:class="major"/>
          </chart:axis>
          <chart:series chart:style-name="ch10" chart:values-cell-range-address="'Gauss-v2-Speedup'.B10:'Gauss-v2-Speedup'.B12" chart:label-cell-address="'Gauss-v2-Speedup'.B9:'Gauss-v2-Speedup'.B9" chart:class="chart:line">
            <chart:data-point chart:repeated="3"/>
          </chart:series>
          <chart:series chart:style-name="ch11" chart:values-cell-range-address="'Gauss-v2-Speedup'.C10:'Gauss-v2-Speedup'.C12" chart:label-cell-address="'Gauss-v2-Speedup'.C9:'Gauss-v2-Speedup'.C9" chart:class="chart:line">
            <chart:data-point chart:repeated="3"/>
          </chart:series>
          <chart:series chart:style-name="ch12" chart:values-cell-range-address="'Gauss-v2-Speedup'.D10:'Gauss-v2-Speedup'.D12" chart:label-cell-address="'Gauss-v2-Speedup'.D9:'Gauss-v2-Speedup'.D9" chart:class="chart:line">
            <chart:data-point chart:repeated="3"/>
          </chart:series>
          <chart:series chart:style-name="ch13" chart:values-cell-range-address="'Gauss-v2-Speedup'.E10:'Gauss-v2-Speedup'.E12" chart:label-cell-address="'Gauss-v2-Speedup'.E9:'Gauss-v2-Speedup'.E9" chart:class="chart:line">
            <chart:data-point chart:repeated="3"/>
          </chart:series>
          <chart:series chart:style-name="ch14" chart:values-cell-range-address="'Gauss-v2-Speedup'.F10:'Gauss-v2-Speedup'.F12" chart:label-cell-address="'Gauss-v2-Speedup'.F9:'Gauss-v2-Speedup'.F9" chart:class="chart:line">
            <chart:data-point chart:repeated="3"/>
          </chart:series>
          <chart:series chart:style-name="ch15" chart:values-cell-range-address="'Gauss-v2-Speedup'.G10:'Gauss-v2-Speedup'.G12" chart:label-cell-address="'Gauss-v2-Speedup'.G9:'Gauss-v2-Speedup'.G9" chart:class="chart:line">
            <chart:data-point chart:repeated="3"/>
          </chart:series>
          <chart:series chart:style-name="ch16" chart:values-cell-range-address="'Gauss-v2-Speedup'.H10:'Gauss-v2-Speedup'.H12" chart:label-cell-address="'Gauss-v2-Speedup'.H9:'Gauss-v2-Speedup'.H9" chart:class="chart:line">
            <chart:data-point chart:repeated="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ear (referência)</text:p>
                <draw:g>
                  <svg:desc>'Gauss-v2-Speedup'.B9:'Gauss-v2-Speedup'.B9</svg:desc>
                </draw:g>
              </table:table-cell>
              <table:table-cell office:value-type="string">
                <text:p>32x32</text:p>
                <draw:g>
                  <svg:desc>'Gauss-v2-Speedup'.C9:'Gauss-v2-Speedup'.C9</svg:desc>
                </draw:g>
              </table:table-cell>
              <table:table-cell office:value-type="string">
                <text:p>33x33</text:p>
                <draw:g>
                  <svg:desc>'Gauss-v2-Speedup'.D9:'Gauss-v2-Speedup'.D9</svg:desc>
                </draw:g>
              </table:table-cell>
              <table:table-cell office:value-type="string">
                <text:p>1024x1024</text:p>
                <draw:g>
                  <svg:desc>'Gauss-v2-Speedup'.E9:'Gauss-v2-Speedup'.E9</svg:desc>
                </draw:g>
              </table:table-cell>
              <table:table-cell office:value-type="string">
                <text:p>1025x1025</text:p>
                <draw:g>
                  <svg:desc>'Gauss-v2-Speedup'.F9:'Gauss-v2-Speedup'.F9</svg:desc>
                </draw:g>
              </table:table-cell>
              <table:table-cell office:value-type="string">
                <text:p>2048x2048</text:p>
                <draw:g>
                  <svg:desc>'Gauss-v2-Speedup'.G9:'Gauss-v2-Speedup'.G9</svg:desc>
                </draw:g>
              </table:table-cell>
              <table:table-cell office:value-type="string">
                <text:p>2049x2049</text:p>
                <draw:g>
                  <svg:desc>'Gauss-v2-Speedup'.H9:'Gauss-v2-Speedup'.H9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Gauss-v2-Speedup'.A10:'Gauss-v2-Speedup'.A12</svg:desc>
                </draw:g>
              </table:table-cell>
              <table:table-cell office:value-type="float" office:value="2">
                <text:p>2</text:p>
                <draw:g>
                  <svg:desc>'Gauss-v2-Speedup'.B10:'Gauss-v2-Speedup'.B12</svg:desc>
                </draw:g>
              </table:table-cell>
              <table:table-cell office:value-type="float" office:value="0.765343231546045">
                <text:p>0.765343231546045</text:p>
                <draw:g>
                  <svg:desc>'Gauss-v2-Speedup'.C10:'Gauss-v2-Speedup'.C12</svg:desc>
                </draw:g>
              </table:table-cell>
              <table:table-cell office:value-type="float" office:value="0.960704734937864">
                <text:p>0.960704734937864</text:p>
                <draw:g>
                  <svg:desc>'Gauss-v2-Speedup'.D10:'Gauss-v2-Speedup'.D12</svg:desc>
                </draw:g>
              </table:table-cell>
              <table:table-cell office:value-type="float" office:value="1.36921757910979">
                <text:p>1.36921757910979</text:p>
                <draw:g>
                  <svg:desc>'Gauss-v2-Speedup'.E10:'Gauss-v2-Speedup'.E12</svg:desc>
                </draw:g>
              </table:table-cell>
              <table:table-cell office:value-type="float" office:value="1.22595340195586">
                <text:p>1.22595340195586</text:p>
                <draw:g>
                  <svg:desc>'Gauss-v2-Speedup'.F10:'Gauss-v2-Speedup'.F12</svg:desc>
                </draw:g>
              </table:table-cell>
              <table:table-cell office:value-type="float" office:value="1.39325876771265">
                <text:p>1.39325876771265</text:p>
                <draw:g>
                  <svg:desc>'Gauss-v2-Speedup'.G10:'Gauss-v2-Speedup'.G12</svg:desc>
                </draw:g>
              </table:table-cell>
              <table:table-cell office:value-type="float" office:value="1.26065277871847">
                <text:p>1.26065277871847</text:p>
                <draw:g>
                  <svg:desc>'Gauss-v2-Speedup'.H10:'Gauss-v2-Speedup'.H12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372653037331889">
                <text:p>0.372653037331889</text:p>
              </table:table-cell>
              <table:table-cell office:value-type="float" office:value="0.431567640906778">
                <text:p>0.431567640906778</text:p>
              </table:table-cell>
              <table:table-cell office:value-type="float" office:value="2.6059844786635">
                <text:p>2.6059844786635</text:p>
              </table:table-cell>
              <table:table-cell office:value-type="float" office:value="2.3411119640543">
                <text:p>2.3411119640543</text:p>
              </table:table-cell>
              <table:table-cell office:value-type="float" office:value="2.53622812281369">
                <text:p>2.53622812281369</text:p>
              </table:table-cell>
              <table:table-cell office:value-type="float" office:value="2.3589807287733">
                <text:p>2.358980728773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286654246427305">
                <text:p>0.286654246427305</text:p>
              </table:table-cell>
              <table:table-cell office:value-type="float" office:value="0.340302233316988">
                <text:p>0.340302233316988</text:p>
              </table:table-cell>
              <table:table-cell office:value-type="float" office:value="3.49430235582695">
                <text:p>3.49430235582695</text:p>
              </table:table-cell>
              <table:table-cell office:value-type="float" office:value="3.13523729941053">
                <text:p>3.13523729941053</text:p>
              </table:table-cell>
              <table:table-cell office:value-type="float" office:value="3.26697603565041">
                <text:p>3.26697603565041</text:p>
              </table:table-cell>
              <table:table-cell office:value-type="float" office:value="3.03788996512385">
                <text:p>3.0378899651238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1cm"/>
    </style:style>
    <style:style style:name="ch2" style:family="chart">
      <style:chart-properties chart:auto-position="true"/>
      <style:graphic-properties svg:stroke-color="#b3b3b3" draw:fill="solid" draw:fill-color="#e6e6e6" draw:opacity-name="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interval-major="0.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511cm" svg:height="11.431cm" xlink:href=".." xlink:type="simple" chart:class="chart:line" chart:style-name="ch1">
        <chart:legend chart:legend-position="bottom" svg:x="4.053cm" svg:y="10.15cm" style:legend-expansion="wide" chart:style-name="ch2"/>
        <chart:plot-area chart:style-name="ch3" table:cell-range-address="'Gauss-v2-Speedup'.A14:'Gauss-v2-Speedup'.G17" chart:data-source-has-labels="both" svg:x="1.341cm" svg:y="1.047cm" svg:width="14.51cm" svg:height="7.894cm">
          <chartooo:coordinate-region svg:x="2.068cm" svg:y="1.246cm" svg:width="13.689cm" svg:height="7.048cm"/>
          <chart:axis chart:dimension="x" chart:name="primary-x" chart:style-name="ch4" chartooo:axis-type="auto">
            <chartooo:date-scale/>
            <chart:title svg:x="7.07cm" svg:y="9.169cm" chart:style-name="ch5">
              <text:p>Número de Threads</text:p>
            </chart:title>
            <chart:categories table:cell-range-address="'Gauss-v2-Speedup'.A15:'Gauss-v2-Speedup'.A17"/>
          </chart:axis>
          <chart:axis chart:dimension="y" chart:name="primary-y" chart:style-name="ch6">
            <chart:title svg:x="0.451cm" svg:y="6.401cm" chart:style-name="ch7">
              <text:p>Eficiência Paralela</text:p>
            </chart:title>
            <chart:grid chart:style-name="ch8" chart:class="major"/>
          </chart:axis>
          <chart:series chart:style-name="ch9" chart:values-cell-range-address="'Gauss-v2-Speedup'.B15:'Gauss-v2-Speedup'.B17" chart:label-cell-address="'Gauss-v2-Speedup'.B14:'Gauss-v2-Speedup'.B14" chart:class="chart:line">
            <chart:data-point chart:repeated="3"/>
          </chart:series>
          <chart:series chart:style-name="ch10" chart:values-cell-range-address="'Gauss-v2-Speedup'.C15:'Gauss-v2-Speedup'.C17" chart:label-cell-address="'Gauss-v2-Speedup'.C14:'Gauss-v2-Speedup'.C14" chart:class="chart:line">
            <chart:data-point chart:repeated="3"/>
          </chart:series>
          <chart:series chart:style-name="ch11" chart:values-cell-range-address="'Gauss-v2-Speedup'.D15:'Gauss-v2-Speedup'.D17" chart:label-cell-address="'Gauss-v2-Speedup'.D14:'Gauss-v2-Speedup'.D14" chart:class="chart:line">
            <chart:data-point chart:repeated="3"/>
          </chart:series>
          <chart:series chart:style-name="ch12" chart:values-cell-range-address="'Gauss-v2-Speedup'.E15:'Gauss-v2-Speedup'.E17" chart:label-cell-address="'Gauss-v2-Speedup'.E14:'Gauss-v2-Speedup'.E14" chart:class="chart:line">
            <chart:data-point chart:repeated="3"/>
          </chart:series>
          <chart:series chart:style-name="ch13" chart:values-cell-range-address="'Gauss-v2-Speedup'.F15:'Gauss-v2-Speedup'.F17" chart:label-cell-address="'Gauss-v2-Speedup'.F14:'Gauss-v2-Speedup'.F14" chart:class="chart:line">
            <chart:data-point chart:repeated="3"/>
          </chart:series>
          <chart:series chart:style-name="ch14" chart:values-cell-range-address="'Gauss-v2-Speedup'.G15:'Gauss-v2-Speedup'.G17" chart:label-cell-address="'Gauss-v2-Speedup'.G14:'Gauss-v2-Speedup'.G14" chart:class="chart:line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2x32</text:p>
                <draw:g>
                  <svg:desc>'Gauss-v2-Speedup'.B14:'Gauss-v2-Speedup'.B14</svg:desc>
                </draw:g>
              </table:table-cell>
              <table:table-cell office:value-type="string">
                <text:p>33x33</text:p>
                <draw:g>
                  <svg:desc>'Gauss-v2-Speedup'.C14:'Gauss-v2-Speedup'.C14</svg:desc>
                </draw:g>
              </table:table-cell>
              <table:table-cell office:value-type="string">
                <text:p>1024x1024</text:p>
                <draw:g>
                  <svg:desc>'Gauss-v2-Speedup'.D14:'Gauss-v2-Speedup'.D14</svg:desc>
                </draw:g>
              </table:table-cell>
              <table:table-cell office:value-type="string">
                <text:p>1025x1025</text:p>
                <draw:g>
                  <svg:desc>'Gauss-v2-Speedup'.E14:'Gauss-v2-Speedup'.E14</svg:desc>
                </draw:g>
              </table:table-cell>
              <table:table-cell office:value-type="string">
                <text:p>2048x2048</text:p>
                <draw:g>
                  <svg:desc>'Gauss-v2-Speedup'.F14:'Gauss-v2-Speedup'.F14</svg:desc>
                </draw:g>
              </table:table-cell>
              <table:table-cell office:value-type="string">
                <text:p>2049x2049</text:p>
                <draw:g>
                  <svg:desc>'Gauss-v2-Speedup'.G14:'Gauss-v2-Speedup'.G14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Gauss-v2-Speedup'.A15:'Gauss-v2-Speedup'.A17</svg:desc>
                </draw:g>
              </table:table-cell>
              <table:table-cell office:value-type="float" office:value="0.382671615773022">
                <text:p>0.382671615773022</text:p>
                <draw:g>
                  <svg:desc>'Gauss-v2-Speedup'.B15:'Gauss-v2-Speedup'.B17</svg:desc>
                </draw:g>
              </table:table-cell>
              <table:table-cell office:value-type="float" office:value="0.480352367468932">
                <text:p>0.480352367468932</text:p>
                <draw:g>
                  <svg:desc>'Gauss-v2-Speedup'.C15:'Gauss-v2-Speedup'.C17</svg:desc>
                </draw:g>
              </table:table-cell>
              <table:table-cell office:value-type="float" office:value="0.684608789554895">
                <text:p>0.684608789554895</text:p>
                <draw:g>
                  <svg:desc>'Gauss-v2-Speedup'.D15:'Gauss-v2-Speedup'.D17</svg:desc>
                </draw:g>
              </table:table-cell>
              <table:table-cell office:value-type="float" office:value="0.612976700977931">
                <text:p>0.612976700977931</text:p>
                <draw:g>
                  <svg:desc>'Gauss-v2-Speedup'.E15:'Gauss-v2-Speedup'.E17</svg:desc>
                </draw:g>
              </table:table-cell>
              <table:table-cell office:value-type="float" office:value="0.696629383856323">
                <text:p>0.696629383856323</text:p>
                <draw:g>
                  <svg:desc>'Gauss-v2-Speedup'.F15:'Gauss-v2-Speedup'.F17</svg:desc>
                </draw:g>
              </table:table-cell>
              <table:table-cell office:value-type="float" office:value="0.630326389359234">
                <text:p>0.630326389359234</text:p>
                <draw:g>
                  <svg:desc>'Gauss-v2-Speedup'.G15:'Gauss-v2-Speedup'.G17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931632593329724">
                <text:p>0.0931632593329724</text:p>
              </table:table-cell>
              <table:table-cell office:value-type="float" office:value="0.107891910226695">
                <text:p>0.107891910226695</text:p>
              </table:table-cell>
              <table:table-cell office:value-type="float" office:value="0.651496119665874">
                <text:p>0.651496119665874</text:p>
              </table:table-cell>
              <table:table-cell office:value-type="float" office:value="0.585277991013574">
                <text:p>0.585277991013574</text:p>
              </table:table-cell>
              <table:table-cell office:value-type="float" office:value="0.634057030703422">
                <text:p>0.634057030703422</text:p>
              </table:table-cell>
              <table:table-cell office:value-type="float" office:value="0.589745182193326">
                <text:p>0.58974518219332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477757077378842">
                <text:p>0.0477757077378842</text:p>
              </table:table-cell>
              <table:table-cell office:value-type="float" office:value="0.0567170388861647">
                <text:p>0.0567170388861647</text:p>
              </table:table-cell>
              <table:table-cell office:value-type="float" office:value="0.582383725971159">
                <text:p>0.582383725971159</text:p>
              </table:table-cell>
              <table:table-cell office:value-type="float" office:value="0.522539549901755">
                <text:p>0.522539549901755</text:p>
              </table:table-cell>
              <table:table-cell office:value-type="float" office:value="0.544496005941735">
                <text:p>0.544496005941735</text:p>
              </table:table-cell>
              <table:table-cell office:value-type="float" office:value="0.506314994187309">
                <text:p>0.50631499418730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solid" svg:stroke-width="0.051cm"/>
    </style:style>
    <style:style style:name="ch2" style:family="chart">
      <style:graphic-properties svg:stroke-color="#b3b3b3" draw:fill="solid" draw:fill-color="#e6e6e6" draw:opacity-name="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511cm" svg:height="11.431cm" xlink:href=".." xlink:type="simple" chart:class="chart:bar" chart:style-name="ch1">
        <chart:legend svg:x="2.287cm" svg:y="1.563cm" style:legend-expansion="custom" chartooo:width="3.324cm" chartooo:height="0.789cm" style:legend-expansion-aspect-ratio="4.21292775665399" chart:style-name="ch2"/>
        <chart:plot-area chart:style-name="ch3" table:cell-range-address="'Gauss-v1-Speedup'.A1:'Gauss-v1-Speedup'.E7" chart:data-source-has-labels="both" svg:x="1.341cm" svg:y="1.047cm" svg:width="14.51cm" svg:height="9.175cm">
          <chartooo:coordinate-region svg:x="1.962cm" svg:y="1.246cm" svg:width="13.889cm" svg:height="8.329cm"/>
          <chart:axis chart:dimension="x" chart:name="primary-x" chart:style-name="ch4" chartooo:axis-type="auto">
            <chartooo:date-scale/>
            <chart:title svg:x="6.475cm" svg:y="10.45cm" chart:style-name="ch5">
              <text:p>Tamanho de Grade em X e Y</text:p>
            </chart:title>
            <chart:categories table:cell-range-address="'Gauss-v1-Speedup'.A2:'Gauss-v1-Speedup'.A7"/>
          </chart:axis>
          <chart:axis chart:dimension="y" chart:name="primary-y" chart:style-name="ch6">
            <chart:title svg:x="0.451cm" svg:y="8.033cm" chart:style-name="ch7">
              <text:p>Tempo de Execução (segundos)</text:p>
            </chart:title>
            <chart:grid chart:style-name="ch8" chart:class="major"/>
          </chart:axis>
          <chart:series chart:style-name="ch9" chart:values-cell-range-address="'Gauss-v1-Speedup'.B2:'Gauss-v1-Speedup'.B7" chart:label-cell-address="'Gauss-v1-Speedup'.B1:'Gauss-v1-Speedup'.B1" chart:class="chart:bar">
            <chart:data-point chart:repeated="6"/>
          </chart:series>
          <chart:series chart:style-name="ch10" chart:values-cell-range-address="'Gauss-v1-Speedup'.C2:'Gauss-v1-Speedup'.C7" chart:label-cell-address="'Gauss-v1-Speedup'.C1:'Gauss-v1-Speedup'.C1" chart:class="chart:bar">
            <chart:data-point chart:repeated="6"/>
          </chart:series>
          <chart:series chart:style-name="ch11" chart:values-cell-range-address="'Gauss-v1-Speedup'.D2:'Gauss-v1-Speedup'.D7" chart:label-cell-address="'Gauss-v1-Speedup'.D1:'Gauss-v1-Speedup'.D1" chart:class="chart:bar">
            <chart:data-point chart:repeated="6"/>
          </chart:series>
          <chart:series chart:style-name="ch12" chart:values-cell-range-address="'Gauss-v1-Speedup'.E2:'Gauss-v1-Speedup'.E7" chart:label-cell-address="'Gauss-v1-Speedup'.E1:'Gauss-v1-Speedup'.E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Gauss-v1-Speedup'.B1:'Gauss-v1-Speedup'.B1</svg:desc>
                </draw:g>
              </table:table-cell>
              <table:table-cell office:value-type="string">
                <text:p>2</text:p>
                <draw:g>
                  <svg:desc>'Gauss-v1-Speedup'.C1:'Gauss-v1-Speedup'.C1</svg:desc>
                </draw:g>
              </table:table-cell>
              <table:table-cell office:value-type="string">
                <text:p>4</text:p>
                <draw:g>
                  <svg:desc>'Gauss-v1-Speedup'.D1:'Gauss-v1-Speedup'.D1</svg:desc>
                </draw:g>
              </table:table-cell>
              <table:table-cell office:value-type="string">
                <text:p>6</text:p>
                <draw:g>
                  <svg:desc>'Gauss-v1-Speedup'.E1:'Gauss-v1-Speedup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2x32</text:p>
                <draw:g>
                  <svg:desc>'Gauss-v1-Speedup'.A2:'Gauss-v1-Speedup'.A7</svg:desc>
                </draw:g>
              </table:table-cell>
              <table:table-cell office:value-type="float" office:value="0.005054">
                <text:p>0.005054</text:p>
                <draw:g>
                  <svg:desc>'Gauss-v1-Speedup'.B2:'Gauss-v1-Speedup'.B7</svg:desc>
                </draw:g>
              </table:table-cell>
              <table:table-cell office:value-type="float" office:value="0.0061968">
                <text:p>0.0061968</text:p>
                <draw:g>
                  <svg:desc>'Gauss-v1-Speedup'.C2:'Gauss-v1-Speedup'.C7</svg:desc>
                </draw:g>
              </table:table-cell>
              <table:table-cell office:value-type="float" office:value="0.0132476">
                <text:p>0.0132476</text:p>
                <draw:g>
                  <svg:desc>'Gauss-v1-Speedup'.D2:'Gauss-v1-Speedup'.D7</svg:desc>
                </draw:g>
              </table:table-cell>
              <table:table-cell office:value-type="float" office:value="0.0192393">
                <text:p>0.0192393</text:p>
                <draw:g>
                  <svg:desc>'Gauss-v1-Speedup'.E2:'Gauss-v1-Speedup'.E7</svg:desc>
                </draw:g>
              </table:table-cell>
            </table:table-row>
            <table:table-row>
              <table:table-cell office:value-type="string">
                <text:p>33x33</text:p>
              </table:table-cell>
              <table:table-cell office:value-type="float" office:value="0.0059001">
                <text:p>0.0059001</text:p>
              </table:table-cell>
              <table:table-cell office:value-type="float" office:value="0.0065873">
                <text:p>0.0065873</text:p>
              </table:table-cell>
              <table:table-cell office:value-type="float" office:value="0.0133539">
                <text:p>0.0133539</text:p>
              </table:table-cell>
              <table:table-cell office:value-type="float" office:value="0.0172248">
                <text:p>0.0172248</text:p>
              </table:table-cell>
            </table:table-row>
            <table:table-row>
              <table:table-cell office:value-type="string">
                <text:p>1024x1024</text:p>
              </table:table-cell>
              <table:table-cell office:value-type="float" office:value="3.3080256">
                <text:p>3.3080256</text:p>
              </table:table-cell>
              <table:table-cell office:value-type="float" office:value="3.0570185">
                <text:p>3.0570185</text:p>
              </table:table-cell>
              <table:table-cell office:value-type="float" office:value="1.6385612">
                <text:p>1.6385612</text:p>
              </table:table-cell>
              <table:table-cell office:value-type="float" office:value="1.3672443">
                <text:p>1.3672443</text:p>
              </table:table-cell>
            </table:table-row>
            <table:table-row>
              <table:table-cell office:value-type="string">
                <text:p>1025x1025</text:p>
              </table:table-cell>
              <table:table-cell office:value-type="float" office:value="3.5592063">
                <text:p>3.5592063</text:p>
              </table:table-cell>
              <table:table-cell office:value-type="float" office:value="3.3654604">
                <text:p>3.3654604</text:p>
              </table:table-cell>
              <table:table-cell office:value-type="float" office:value="1.7847091">
                <text:p>1.7847091</text:p>
              </table:table-cell>
              <table:table-cell office:value-type="float" office:value="1.4014386">
                <text:p>1.4014386</text:p>
              </table:table-cell>
            </table:table-row>
            <table:table-row>
              <table:table-cell office:value-type="string">
                <text:p>2048x2048</text:p>
              </table:table-cell>
              <table:table-cell office:value-type="float" office:value="13.1574096">
                <text:p>13.1574096</text:p>
              </table:table-cell>
              <table:table-cell office:value-type="float" office:value="12.2386156">
                <text:p>12.2386156</text:p>
              </table:table-cell>
              <table:table-cell office:value-type="float" office:value="6.6338141">
                <text:p>6.6338141</text:p>
              </table:table-cell>
              <table:table-cell office:value-type="float" office:value="6.4901609">
                <text:p>6.4901609</text:p>
              </table:table-cell>
            </table:table-row>
            <table:table-row>
              <table:table-cell office:value-type="string">
                <text:p>2049x2049</text:p>
              </table:table-cell>
              <table:table-cell office:value-type="float" office:value="14.1418196">
                <text:p>14.1418196</text:p>
              </table:table-cell>
              <table:table-cell office:value-type="float" office:value="13.4244568">
                <text:p>13.4244568</text:p>
              </table:table-cell>
              <table:table-cell office:value-type="float" office:value="7.1951985">
                <text:p>7.1951985</text:p>
              </table:table-cell>
              <table:table-cell office:value-type="float" office:value="6.5706553">
                <text:p>6.5706553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1cm"/>
    </style:style>
    <style:style style:name="ch2" style:family="chart">
      <style:graphic-properties svg:stroke-color="#b3b3b3" draw:fill="solid" draw:fill-color="#e6e6e6" draw:opacity-name="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e6e6e6"/>
    </style:style>
    <style:style style:name="ch7" style:family="chart" style:data-style-name="N0">
      <style:chart-properties chart:display-label="true" chart:logarithmic="false" chart:minimum="0" chart:maximum="6" chart:interval-major="2" chart:interval-minor-divis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cccccc"/>
    </style:style>
    <style:style style:name="ch10" style:family="chart" style:data-style-name="N0">
      <style:chart-properties chart:symbol-type="none"/>
      <style:graphic-properties draw:stroke="dash" draw:stroke-dash="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automatic" chart:symbol-width="0.25cm" chart:symbol-height="0.25cm">
        <chart:symbol-image xlink:href="Pictures/2000000A000000FD000000FD91A82B8B.svm" xlink:type="simple" xlink:actuate="onLoad"/>
      </style:chart-properties>
      <style:graphic-properties draw:stroke-dash="Fine_20_Dashed" svg:stroke-width="0.08cm" svg:stroke-color="#004586" draw:fill-color="#004586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511cm" svg:height="11.431cm" xlink:href=".." xlink:type="simple" chart:class="chart:line" chart:style-name="ch1">
        <chart:legend svg:x="1.776cm" svg:y="1.25cm" style:legend-expansion="custom" chartooo:width="5.073cm" chartooo:height="3.258cm" style:legend-expansion-aspect-ratio="1.55709023941068" chart:style-name="ch2"/>
        <chart:plot-area chart:style-name="ch3" table:cell-range-address="'Gauss-v1-Speedup'.A9:'Gauss-v1-Speedup'.H12" chart:data-source-has-labels="both" svg:x="1.341cm" svg:y="1.047cm" svg:width="14.51cm" svg:height="9.175cm">
          <chartooo:coordinate-region svg:x="1.777cm" svg:y="1.247cm" svg:width="13.98cm" svg:height="8.328cm"/>
          <chart:axis chart:dimension="x" chart:name="primary-x" chart:style-name="ch4" chartooo:axis-type="auto">
            <chartooo:date-scale/>
            <chart:title svg:x="7.07cm" svg:y="10.45cm" chart:style-name="ch5">
              <text:p>Número de Threads</text:p>
            </chart:title>
            <chart:categories table:cell-range-address="'Gauss-v1-Speedup'.A10:'Gauss-v1-Speedup'.A12"/>
            <chart:grid chart:style-name="ch6" chart:class="major"/>
          </chart:axis>
          <chart:axis chart:dimension="y" chart:name="primary-y" chart:style-name="ch7">
            <chart:title svg:x="0.451cm" svg:y="6.353cm" chart:style-name="ch8">
              <text:p>Speedup</text:p>
            </chart:title>
            <chart:grid chart:style-name="ch9" chart:class="major"/>
          </chart:axis>
          <chart:series chart:style-name="ch10" chart:values-cell-range-address="'Gauss-v1-Speedup'.B10:'Gauss-v1-Speedup'.B12" chart:label-cell-address="'Gauss-v1-Speedup'.B9:'Gauss-v1-Speedup'.B9" chart:class="chart:line">
            <chart:data-point chart:repeated="3"/>
          </chart:series>
          <chart:series chart:style-name="ch11" chart:values-cell-range-address="'Gauss-v1-Speedup'.C10:'Gauss-v1-Speedup'.C12" chart:label-cell-address="'Gauss-v1-Speedup'.C9:'Gauss-v1-Speedup'.C9" chart:class="chart:line">
            <chart:data-point chart:repeated="3"/>
          </chart:series>
          <chart:series chart:style-name="ch12" chart:values-cell-range-address="'Gauss-v1-Speedup'.D10:'Gauss-v1-Speedup'.D12" chart:label-cell-address="'Gauss-v1-Speedup'.D9:'Gauss-v1-Speedup'.D9" chart:class="chart:line">
            <chart:data-point chart:repeated="3"/>
          </chart:series>
          <chart:series chart:style-name="ch13" chart:values-cell-range-address="'Gauss-v1-Speedup'.E10:'Gauss-v1-Speedup'.E12" chart:label-cell-address="'Gauss-v1-Speedup'.E9:'Gauss-v1-Speedup'.E9" chart:class="chart:line">
            <chart:data-point chart:repeated="3"/>
          </chart:series>
          <chart:series chart:style-name="ch14" chart:values-cell-range-address="'Gauss-v1-Speedup'.F10:'Gauss-v1-Speedup'.F12" chart:label-cell-address="'Gauss-v1-Speedup'.F9:'Gauss-v1-Speedup'.F9" chart:class="chart:line">
            <chart:data-point chart:repeated="3"/>
          </chart:series>
          <chart:series chart:style-name="ch15" chart:values-cell-range-address="'Gauss-v1-Speedup'.G10:'Gauss-v1-Speedup'.G12" chart:label-cell-address="'Gauss-v1-Speedup'.G9:'Gauss-v1-Speedup'.G9" chart:class="chart:line">
            <chart:data-point chart:repeated="3"/>
          </chart:series>
          <chart:series chart:style-name="ch16" chart:values-cell-range-address="'Gauss-v1-Speedup'.H10:'Gauss-v1-Speedup'.H12" chart:label-cell-address="'Gauss-v1-Speedup'.H9:'Gauss-v1-Speedup'.H9" chart:class="chart:line">
            <chart:data-point chart:repeated="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ear (referência)</text:p>
                <draw:g>
                  <svg:desc>'Gauss-v1-Speedup'.B9:'Gauss-v1-Speedup'.B9</svg:desc>
                </draw:g>
              </table:table-cell>
              <table:table-cell office:value-type="string">
                <text:p>32x32</text:p>
                <draw:g>
                  <svg:desc>'Gauss-v1-Speedup'.C9:'Gauss-v1-Speedup'.C9</svg:desc>
                </draw:g>
              </table:table-cell>
              <table:table-cell office:value-type="string">
                <text:p>33x33</text:p>
                <draw:g>
                  <svg:desc>'Gauss-v1-Speedup'.D9:'Gauss-v1-Speedup'.D9</svg:desc>
                </draw:g>
              </table:table-cell>
              <table:table-cell office:value-type="string">
                <text:p>1024x1024</text:p>
                <draw:g>
                  <svg:desc>'Gauss-v1-Speedup'.E9:'Gauss-v1-Speedup'.E9</svg:desc>
                </draw:g>
              </table:table-cell>
              <table:table-cell office:value-type="string">
                <text:p>1025x1025</text:p>
                <draw:g>
                  <svg:desc>'Gauss-v1-Speedup'.F9:'Gauss-v1-Speedup'.F9</svg:desc>
                </draw:g>
              </table:table-cell>
              <table:table-cell office:value-type="string">
                <text:p>2048x2048</text:p>
                <draw:g>
                  <svg:desc>'Gauss-v1-Speedup'.G9:'Gauss-v1-Speedup'.G9</svg:desc>
                </draw:g>
              </table:table-cell>
              <table:table-cell office:value-type="string">
                <text:p>2049x2049</text:p>
                <draw:g>
                  <svg:desc>'Gauss-v1-Speedup'.H9:'Gauss-v1-Speedup'.H9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Gauss-v1-Speedup'.A10:'Gauss-v1-Speedup'.A12</svg:desc>
                </draw:g>
              </table:table-cell>
              <table:table-cell office:value-type="float" office:value="2">
                <text:p>2</text:p>
                <draw:g>
                  <svg:desc>'Gauss-v1-Speedup'.B10:'Gauss-v1-Speedup'.B12</svg:desc>
                </draw:g>
              </table:table-cell>
              <table:table-cell office:value-type="float" office:value="0.81558223599277">
                <text:p>0.81558223599277</text:p>
                <draw:g>
                  <svg:desc>'Gauss-v1-Speedup'.C10:'Gauss-v1-Speedup'.C12</svg:desc>
                </draw:g>
              </table:table-cell>
              <table:table-cell office:value-type="float" office:value="0.895678047151337">
                <text:p>0.895678047151337</text:p>
                <draw:g>
                  <svg:desc>'Gauss-v1-Speedup'.D10:'Gauss-v1-Speedup'.D12</svg:desc>
                </draw:g>
              </table:table-cell>
              <table:table-cell office:value-type="float" office:value="1.08210846614111">
                <text:p>1.08210846614111</text:p>
                <draw:g>
                  <svg:desc>'Gauss-v1-Speedup'.E10:'Gauss-v1-Speedup'.E12</svg:desc>
                </draw:g>
              </table:table-cell>
              <table:table-cell office:value-type="float" office:value="1.05756891389957">
                <text:p>1.05756891389957</text:p>
                <draw:g>
                  <svg:desc>'Gauss-v1-Speedup'.F10:'Gauss-v1-Speedup'.F12</svg:desc>
                </draw:g>
              </table:table-cell>
              <table:table-cell office:value-type="float" office:value="1.07507336042158">
                <text:p>1.07507336042158</text:p>
                <draw:g>
                  <svg:desc>'Gauss-v1-Speedup'.G10:'Gauss-v1-Speedup'.G12</svg:desc>
                </draw:g>
              </table:table-cell>
              <table:table-cell office:value-type="float" office:value="1.05343700759646">
                <text:p>1.05343700759646</text:p>
                <draw:g>
                  <svg:desc>'Gauss-v1-Speedup'.H10:'Gauss-v1-Speedup'.H12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38150306470606">
                <text:p>0.38150306470606</text:p>
              </table:table-cell>
              <table:table-cell office:value-type="float" office:value="0.441825983420574">
                <text:p>0.441825983420574</text:p>
              </table:table-cell>
              <table:table-cell office:value-type="float" office:value="2.01885996079976">
                <text:p>2.01885996079976</text:p>
              </table:table-cell>
              <table:table-cell office:value-type="float" office:value="1.99427811512812">
                <text:p>1.99427811512812</text:p>
              </table:table-cell>
              <table:table-cell office:value-type="float" office:value="1.98338533484078">
                <text:p>1.98338533484078</text:p>
              </table:table-cell>
              <table:table-cell office:value-type="float" office:value="1.96545232212843">
                <text:p>1.9654523221284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26269147006388">
                <text:p>0.26269147006388</text:p>
              </table:table-cell>
              <table:table-cell office:value-type="float" office:value="0.342535181830849">
                <text:p>0.342535181830849</text:p>
              </table:table-cell>
              <table:table-cell office:value-type="float" office:value="2.419483921052">
                <text:p>2.419483921052</text:p>
              </table:table-cell>
              <table:table-cell office:value-type="float" office:value="2.53968051115475">
                <text:p>2.53968051115475</text:p>
              </table:table-cell>
              <table:table-cell office:value-type="float" office:value="2.02728557931437">
                <text:p>2.02728557931437</text:p>
              </table:table-cell>
              <table:table-cell office:value-type="float" office:value="2.15226928735708">
                <text:p>2.15226928735708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1cm"/>
    </style:style>
    <style:style style:name="ch2" style:family="chart">
      <style:chart-properties chart:auto-position="true"/>
      <style:graphic-properties svg:stroke-color="#b3b3b3" draw:fill="solid" draw:fill-color="#e6e6e6" draw:opacity-name="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interval-major="0.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511cm" svg:height="11.431cm" xlink:href=".." xlink:type="simple" chart:class="chart:line" chart:style-name="ch1">
        <chart:legend chart:legend-position="bottom" svg:x="4.053cm" svg:y="10.15cm" style:legend-expansion="wide" chart:style-name="ch2"/>
        <chart:plot-area chart:style-name="ch3" table:cell-range-address="'Gauss-v1-Speedup'.A14:'Gauss-v1-Speedup'.G17" chart:data-source-has-labels="both" svg:x="1.341cm" svg:y="1.047cm" svg:width="14.51cm" svg:height="7.894cm">
          <chartooo:coordinate-region svg:x="2.068cm" svg:y="1.246cm" svg:width="13.689cm" svg:height="7.048cm"/>
          <chart:axis chart:dimension="x" chart:name="primary-x" chart:style-name="ch4" chartooo:axis-type="auto">
            <chartooo:date-scale/>
            <chart:title svg:x="7.07cm" svg:y="9.169cm" chart:style-name="ch5">
              <text:p>Número de Threads</text:p>
            </chart:title>
            <chart:categories table:cell-range-address="'Gauss-v1-Speedup'.A15:'Gauss-v1-Speedup'.A17"/>
          </chart:axis>
          <chart:axis chart:dimension="y" chart:name="primary-y" chart:style-name="ch6">
            <chart:title svg:x="0.451cm" svg:y="6.401cm" chart:style-name="ch7">
              <text:p>Eficiência Paralela</text:p>
            </chart:title>
            <chart:grid chart:style-name="ch8" chart:class="major"/>
          </chart:axis>
          <chart:series chart:style-name="ch9" chart:values-cell-range-address="'Gauss-v1-Speedup'.B15:'Gauss-v1-Speedup'.B17" chart:label-cell-address="'Gauss-v1-Speedup'.B14:'Gauss-v1-Speedup'.B14" chart:class="chart:line">
            <chart:data-point chart:repeated="3"/>
          </chart:series>
          <chart:series chart:style-name="ch10" chart:values-cell-range-address="'Gauss-v1-Speedup'.C15:'Gauss-v1-Speedup'.C17" chart:label-cell-address="'Gauss-v1-Speedup'.C14:'Gauss-v1-Speedup'.C14" chart:class="chart:line">
            <chart:data-point chart:repeated="3"/>
          </chart:series>
          <chart:series chart:style-name="ch11" chart:values-cell-range-address="'Gauss-v1-Speedup'.D15:'Gauss-v1-Speedup'.D17" chart:label-cell-address="'Gauss-v1-Speedup'.D14:'Gauss-v1-Speedup'.D14" chart:class="chart:line">
            <chart:data-point chart:repeated="3"/>
          </chart:series>
          <chart:series chart:style-name="ch12" chart:values-cell-range-address="'Gauss-v1-Speedup'.E15:'Gauss-v1-Speedup'.E17" chart:label-cell-address="'Gauss-v1-Speedup'.E14:'Gauss-v1-Speedup'.E14" chart:class="chart:line">
            <chart:data-point chart:repeated="3"/>
          </chart:series>
          <chart:series chart:style-name="ch13" chart:values-cell-range-address="'Gauss-v1-Speedup'.F15:'Gauss-v1-Speedup'.F17" chart:label-cell-address="'Gauss-v1-Speedup'.F14:'Gauss-v1-Speedup'.F14" chart:class="chart:line">
            <chart:data-point chart:repeated="3"/>
          </chart:series>
          <chart:series chart:style-name="ch14" chart:values-cell-range-address="'Gauss-v1-Speedup'.G15:'Gauss-v1-Speedup'.G17" chart:label-cell-address="'Gauss-v1-Speedup'.G14:'Gauss-v1-Speedup'.G14" chart:class="chart:line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2x32</text:p>
                <draw:g>
                  <svg:desc>'Gauss-v1-Speedup'.B14:'Gauss-v1-Speedup'.B14</svg:desc>
                </draw:g>
              </table:table-cell>
              <table:table-cell office:value-type="string">
                <text:p>33x33</text:p>
                <draw:g>
                  <svg:desc>'Gauss-v1-Speedup'.C14:'Gauss-v1-Speedup'.C14</svg:desc>
                </draw:g>
              </table:table-cell>
              <table:table-cell office:value-type="string">
                <text:p>1024x1024</text:p>
                <draw:g>
                  <svg:desc>'Gauss-v1-Speedup'.D14:'Gauss-v1-Speedup'.D14</svg:desc>
                </draw:g>
              </table:table-cell>
              <table:table-cell office:value-type="string">
                <text:p>1025x1025</text:p>
                <draw:g>
                  <svg:desc>'Gauss-v1-Speedup'.E14:'Gauss-v1-Speedup'.E14</svg:desc>
                </draw:g>
              </table:table-cell>
              <table:table-cell office:value-type="string">
                <text:p>2048x2048</text:p>
                <draw:g>
                  <svg:desc>'Gauss-v1-Speedup'.F14:'Gauss-v1-Speedup'.F14</svg:desc>
                </draw:g>
              </table:table-cell>
              <table:table-cell office:value-type="string">
                <text:p>2049x2049</text:p>
                <draw:g>
                  <svg:desc>'Gauss-v1-Speedup'.G14:'Gauss-v1-Speedup'.G14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Gauss-v1-Speedup'.A15:'Gauss-v1-Speedup'.A17</svg:desc>
                </draw:g>
              </table:table-cell>
              <table:table-cell office:value-type="float" office:value="0.407791117996385">
                <text:p>0.407791117996385</text:p>
                <draw:g>
                  <svg:desc>'Gauss-v1-Speedup'.B15:'Gauss-v1-Speedup'.B17</svg:desc>
                </draw:g>
              </table:table-cell>
              <table:table-cell office:value-type="float" office:value="0.447839023575668">
                <text:p>0.447839023575668</text:p>
                <draw:g>
                  <svg:desc>'Gauss-v1-Speedup'.C15:'Gauss-v1-Speedup'.C17</svg:desc>
                </draw:g>
              </table:table-cell>
              <table:table-cell office:value-type="float" office:value="0.541054233070556">
                <text:p>0.541054233070556</text:p>
                <draw:g>
                  <svg:desc>'Gauss-v1-Speedup'.D15:'Gauss-v1-Speedup'.D17</svg:desc>
                </draw:g>
              </table:table-cell>
              <table:table-cell office:value-type="float" office:value="0.528784456949783">
                <text:p>0.528784456949783</text:p>
                <draw:g>
                  <svg:desc>'Gauss-v1-Speedup'.E15:'Gauss-v1-Speedup'.E17</svg:desc>
                </draw:g>
              </table:table-cell>
              <table:table-cell office:value-type="float" office:value="0.537536680210791">
                <text:p>0.537536680210791</text:p>
                <draw:g>
                  <svg:desc>'Gauss-v1-Speedup'.F15:'Gauss-v1-Speedup'.F17</svg:desc>
                </draw:g>
              </table:table-cell>
              <table:table-cell office:value-type="float" office:value="0.526718503798232">
                <text:p>0.526718503798232</text:p>
                <draw:g>
                  <svg:desc>'Gauss-v1-Speedup'.G15:'Gauss-v1-Speedup'.G17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95375766176515">
                <text:p>0.095375766176515</text:p>
              </table:table-cell>
              <table:table-cell office:value-type="float" office:value="0.110456495855143">
                <text:p>0.110456495855143</text:p>
              </table:table-cell>
              <table:table-cell office:value-type="float" office:value="0.504714990199939">
                <text:p>0.504714990199939</text:p>
              </table:table-cell>
              <table:table-cell office:value-type="float" office:value="0.49856952878203">
                <text:p>0.49856952878203</text:p>
              </table:table-cell>
              <table:table-cell office:value-type="float" office:value="0.495846333710195">
                <text:p>0.495846333710195</text:p>
              </table:table-cell>
              <table:table-cell office:value-type="float" office:value="0.491363080532108">
                <text:p>0.49136308053210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437819116773133">
                <text:p>0.0437819116773133</text:p>
              </table:table-cell>
              <table:table-cell office:value-type="float" office:value="0.0570891969718081">
                <text:p>0.0570891969718081</text:p>
              </table:table-cell>
              <table:table-cell office:value-type="float" office:value="0.403247320175334">
                <text:p>0.403247320175334</text:p>
              </table:table-cell>
              <table:table-cell office:value-type="float" office:value="0.423280085192459">
                <text:p>0.423280085192459</text:p>
              </table:table-cell>
              <table:table-cell office:value-type="float" office:value="0.337880929885729">
                <text:p>0.337880929885729</text:p>
              </table:table-cell>
              <table:table-cell office:value-type="float" office:value="0.358711547892846">
                <text:p>0.358711547892846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1cm"/>
    </style:style>
    <style:style style:name="ch2" style:family="chart">
      <style:graphic-properties svg:stroke-color="#b3b3b3" draw:fill="solid" draw:fill-color="#e6e6e6" draw:opacity-name="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e6e6e6"/>
    </style:style>
    <style:style style:name="ch7" style:family="chart" style:data-style-name="N0">
      <style:chart-properties chart:display-label="true" chart:logarithmic="false" chart:minimum="0" chart:maximum="6" chart:interval-major="2" chart:interval-minor-divis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cccccc"/>
    </style:style>
    <style:style style:name="ch10" style:family="chart" style:data-style-name="N0">
      <style:chart-properties chart:symbol-type="none"/>
      <style:graphic-properties draw:stroke="dash" draw:stroke-dash="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automatic" chart:symbol-width="0.25cm" chart:symbol-height="0.25cm">
        <chart:symbol-image xlink:href="Pictures/2000000A000000FD000000FD91A82B8B.svm" xlink:type="simple" xlink:actuate="onLoad"/>
      </style:chart-properties>
      <style:graphic-properties draw:stroke-dash="Fine_20_Dashed" svg:stroke-width="0.08cm" svg:stroke-color="#004586" draw:fill-color="#004586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511cm" svg:height="11.431cm" xlink:href=".." xlink:type="simple" chart:class="chart:line" chart:style-name="ch1">
        <chart:legend svg:x="1.776cm" svg:y="1.25cm" style:legend-expansion="custom" chartooo:width="5.073cm" chartooo:height="3.258cm" style:legend-expansion-aspect-ratio="1.55709023941068" chart:style-name="ch2"/>
        <chart:plot-area chart:style-name="ch3" table:cell-range-address="'Gauss-v3-Speedup'.A9:'Gauss-v3-Speedup'.H12" chart:data-source-has-labels="both" svg:x="1.341cm" svg:y="1.047cm" svg:width="14.51cm" svg:height="9.175cm">
          <chartooo:coordinate-region svg:x="1.777cm" svg:y="1.247cm" svg:width="13.98cm" svg:height="8.328cm"/>
          <chart:axis chart:dimension="x" chart:name="primary-x" chart:style-name="ch4" chartooo:axis-type="auto">
            <chartooo:date-scale/>
            <chart:title svg:x="7.07cm" svg:y="10.45cm" chart:style-name="ch5">
              <text:p>Número de Threads</text:p>
            </chart:title>
            <chart:categories table:cell-range-address="'Gauss-v3-Speedup'.A10:'Gauss-v3-Speedup'.A12"/>
            <chart:grid chart:style-name="ch6" chart:class="major"/>
          </chart:axis>
          <chart:axis chart:dimension="y" chart:name="primary-y" chart:style-name="ch7">
            <chart:title svg:x="0.451cm" svg:y="6.353cm" chart:style-name="ch8">
              <text:p>Speedup</text:p>
            </chart:title>
            <chart:grid chart:style-name="ch9" chart:class="major"/>
          </chart:axis>
          <chart:series chart:style-name="ch10" chart:values-cell-range-address="'Gauss-v3-Speedup'.B10:'Gauss-v3-Speedup'.B12" chart:label-cell-address="'Gauss-v3-Speedup'.B9:'Gauss-v3-Speedup'.B9" chart:class="chart:line">
            <chart:data-point chart:repeated="3"/>
          </chart:series>
          <chart:series chart:style-name="ch11" chart:values-cell-range-address="'Gauss-v3-Speedup'.C10:'Gauss-v3-Speedup'.C12" chart:label-cell-address="'Gauss-v3-Speedup'.C9:'Gauss-v3-Speedup'.C9" chart:class="chart:line">
            <chart:data-point chart:repeated="3"/>
          </chart:series>
          <chart:series chart:style-name="ch12" chart:values-cell-range-address="'Gauss-v3-Speedup'.D10:'Gauss-v3-Speedup'.D12" chart:label-cell-address="'Gauss-v3-Speedup'.D9:'Gauss-v3-Speedup'.D9" chart:class="chart:line">
            <chart:data-point chart:repeated="3"/>
          </chart:series>
          <chart:series chart:style-name="ch13" chart:values-cell-range-address="'Gauss-v3-Speedup'.E10:'Gauss-v3-Speedup'.E12" chart:label-cell-address="'Gauss-v3-Speedup'.E9:'Gauss-v3-Speedup'.E9" chart:class="chart:line">
            <chart:data-point chart:repeated="3"/>
          </chart:series>
          <chart:series chart:style-name="ch14" chart:values-cell-range-address="'Gauss-v3-Speedup'.F10:'Gauss-v3-Speedup'.F12" chart:label-cell-address="'Gauss-v3-Speedup'.F9:'Gauss-v3-Speedup'.F9" chart:class="chart:line">
            <chart:data-point chart:repeated="3"/>
          </chart:series>
          <chart:series chart:style-name="ch15" chart:values-cell-range-address="'Gauss-v3-Speedup'.G10:'Gauss-v3-Speedup'.G12" chart:label-cell-address="'Gauss-v3-Speedup'.G9:'Gauss-v3-Speedup'.G9" chart:class="chart:line">
            <chart:data-point chart:repeated="3"/>
          </chart:series>
          <chart:series chart:style-name="ch16" chart:values-cell-range-address="'Gauss-v3-Speedup'.H10:'Gauss-v3-Speedup'.H12" chart:label-cell-address="'Gauss-v3-Speedup'.H9:'Gauss-v3-Speedup'.H9" chart:class="chart:line">
            <chart:data-point chart:repeated="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ear (referência)</text:p>
                <draw:g>
                  <svg:desc>'Gauss-v3-Speedup'.B9:'Gauss-v3-Speedup'.B9</svg:desc>
                </draw:g>
              </table:table-cell>
              <table:table-cell office:value-type="string">
                <text:p>32x32</text:p>
                <draw:g>
                  <svg:desc>'Gauss-v3-Speedup'.C9:'Gauss-v3-Speedup'.C9</svg:desc>
                </draw:g>
              </table:table-cell>
              <table:table-cell office:value-type="string">
                <text:p>33x33</text:p>
                <draw:g>
                  <svg:desc>'Gauss-v3-Speedup'.D9:'Gauss-v3-Speedup'.D9</svg:desc>
                </draw:g>
              </table:table-cell>
              <table:table-cell office:value-type="string">
                <text:p>1024x1024</text:p>
                <draw:g>
                  <svg:desc>'Gauss-v3-Speedup'.E9:'Gauss-v3-Speedup'.E9</svg:desc>
                </draw:g>
              </table:table-cell>
              <table:table-cell office:value-type="string">
                <text:p>1025x1025</text:p>
                <draw:g>
                  <svg:desc>'Gauss-v3-Speedup'.F9:'Gauss-v3-Speedup'.F9</svg:desc>
                </draw:g>
              </table:table-cell>
              <table:table-cell office:value-type="string">
                <text:p>2048x2048</text:p>
                <draw:g>
                  <svg:desc>'Gauss-v3-Speedup'.G9:'Gauss-v3-Speedup'.G9</svg:desc>
                </draw:g>
              </table:table-cell>
              <table:table-cell office:value-type="string">
                <text:p>2049x2049</text:p>
                <draw:g>
                  <svg:desc>'Gauss-v3-Speedup'.H9:'Gauss-v3-Speedup'.H9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Gauss-v3-Speedup'.A10:'Gauss-v3-Speedup'.A12</svg:desc>
                </draw:g>
              </table:table-cell>
              <table:table-cell office:value-type="float" office:value="2">
                <text:p>2</text:p>
                <draw:g>
                  <svg:desc>'Gauss-v3-Speedup'.B10:'Gauss-v3-Speedup'.B12</svg:desc>
                </draw:g>
              </table:table-cell>
              <table:table-cell office:value-type="float" office:value="1.38907447435646">
                <text:p>1.38907447435646</text:p>
                <draw:g>
                  <svg:desc>'Gauss-v3-Speedup'.C10:'Gauss-v3-Speedup'.C12</svg:desc>
                </draw:g>
              </table:table-cell>
              <table:table-cell office:value-type="float" office:value="1.08197248167119">
                <text:p>1.08197248167119</text:p>
                <draw:g>
                  <svg:desc>'Gauss-v3-Speedup'.D10:'Gauss-v3-Speedup'.D12</svg:desc>
                </draw:g>
              </table:table-cell>
              <table:table-cell office:value-type="float" office:value="1.85342091585898">
                <text:p>1.85342091585898</text:p>
                <draw:g>
                  <svg:desc>'Gauss-v3-Speedup'.E10:'Gauss-v3-Speedup'.E12</svg:desc>
                </draw:g>
              </table:table-cell>
              <table:table-cell office:value-type="float" office:value="1.85885162256192">
                <text:p>1.85885162256192</text:p>
                <draw:g>
                  <svg:desc>'Gauss-v3-Speedup'.F10:'Gauss-v3-Speedup'.F12</svg:desc>
                </draw:g>
              </table:table-cell>
              <table:table-cell office:value-type="float" office:value="1.77205056509989">
                <text:p>1.77205056509989</text:p>
                <draw:g>
                  <svg:desc>'Gauss-v3-Speedup'.G10:'Gauss-v3-Speedup'.G12</svg:desc>
                </draw:g>
              </table:table-cell>
              <table:table-cell office:value-type="float" office:value="1.86534582765237">
                <text:p>1.86534582765237</text:p>
                <draw:g>
                  <svg:desc>'Gauss-v3-Speedup'.H10:'Gauss-v3-Speedup'.H12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395067543831635">
                <text:p>0.395067543831635</text:p>
              </table:table-cell>
              <table:table-cell office:value-type="float" office:value="0.399569764854239">
                <text:p>0.399569764854239</text:p>
              </table:table-cell>
              <table:table-cell office:value-type="float" office:value="2.92632027228722">
                <text:p>2.92632027228722</text:p>
              </table:table-cell>
              <table:table-cell office:value-type="float" office:value="3.17336550265046">
                <text:p>3.17336550265046</text:p>
              </table:table-cell>
              <table:table-cell office:value-type="float" office:value="2.36005380205802">
                <text:p>2.36005380205802</text:p>
              </table:table-cell>
              <table:table-cell office:value-type="float" office:value="2.9110033936459">
                <text:p>2.911003393645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292298968036907">
                <text:p>0.292298968036907</text:p>
              </table:table-cell>
              <table:table-cell office:value-type="float" office:value="0.318274207652856">
                <text:p>0.318274207652856</text:p>
              </table:table-cell>
              <table:table-cell office:value-type="float" office:value="4.4983993966772">
                <text:p>4.4983993966772</text:p>
              </table:table-cell>
              <table:table-cell office:value-type="float" office:value="4.56179194711616">
                <text:p>4.56179194711616</text:p>
              </table:table-cell>
              <table:table-cell office:value-type="float" office:value="2.30746965572245">
                <text:p>2.30746965572245</text:p>
              </table:table-cell>
              <table:table-cell office:value-type="float" office:value="2.84178511798886">
                <text:p>2.841785117988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svg:stroke-color="#b3b3b3" draw:fill="solid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511cm" svg:height="11.431cm" xlink:href=".." xlink:type="simple" chart:class="chart:bar" chart:style-name="ch1">
        <chart:legend chart:legend-position="bottom" svg:x="1.619cm" svg:y="10.648cm" style:legend-expansion="wide" chart:style-name="ch2"/>
        <chart:plot-area chart:style-name="ch3" table:cell-range-address="'Gauss-Padding'.A1:'Gauss-Padding'.G8" chart:data-source-has-labels="both" svg:x="1.341cm" svg:y="1.047cm" svg:width="14.51cm" svg:height="8.392cm">
          <chartooo:coordinate-region svg:x="2.068cm" svg:y="1.246cm" svg:width="13.783cm" svg:height="7.546cm"/>
          <chart:axis chart:dimension="x" chart:name="primary-x" chart:style-name="ch4" chartooo:axis-type="auto">
            <chartooo:date-scale/>
            <chart:title svg:x="6.991cm" svg:y="9.667cm" chart:style-name="ch5">
              <text:p>Tamanho do Padding</text:p>
            </chart:title>
            <chart:categories table:cell-range-address="'Gauss-Padding'.A2:'Gauss-Padding'.A8"/>
          </chart:axis>
          <chart:axis chart:dimension="y" chart:name="primary-y" chart:style-name="ch6">
            <chart:title svg:x="0.451cm" svg:y="7.695cm" chart:style-name="ch7">
              <text:p>Razão cache miss/cache access</text:p>
            </chart:title>
            <chart:grid chart:style-name="ch8" chart:class="major"/>
          </chart:axis>
          <chart:series chart:style-name="ch9" chart:values-cell-range-address="'Gauss-Padding'.B2:'Gauss-Padding'.B8" chart:label-cell-address="'Gauss-Padding'.B1:'Gauss-Padding'.B1" chart:class="chart:bar">
            <chart:data-point chart:repeated="7"/>
          </chart:series>
          <chart:series chart:style-name="ch10" chart:values-cell-range-address="'Gauss-Padding'.C2:'Gauss-Padding'.C8" chart:label-cell-address="'Gauss-Padding'.C1:'Gauss-Padding'.C1" chart:class="chart:bar">
            <chart:data-point chart:repeated="7"/>
          </chart:series>
          <chart:series chart:style-name="ch11" chart:values-cell-range-address="'Gauss-Padding'.D2:'Gauss-Padding'.D8" chart:label-cell-address="'Gauss-Padding'.D1:'Gauss-Padding'.D1" chart:class="chart:bar">
            <chart:data-point chart:repeated="7"/>
          </chart:series>
          <chart:series chart:style-name="ch12" chart:values-cell-range-address="'Gauss-Padding'.E2:'Gauss-Padding'.E8" chart:label-cell-address="'Gauss-Padding'.E1:'Gauss-Padding'.E1" chart:class="chart:bar">
            <chart:data-point chart:repeated="7"/>
          </chart:series>
          <chart:series chart:style-name="ch13" chart:values-cell-range-address="'Gauss-Padding'.F2:'Gauss-Padding'.F8" chart:label-cell-address="'Gauss-Padding'.F1:'Gauss-Padding'.F1" chart:class="chart:bar">
            <chart:data-point chart:repeated="7"/>
          </chart:series>
          <chart:series chart:style-name="ch14" chart:values-cell-range-address="'Gauss-Padding'.G2:'Gauss-Padding'.G8" chart:label-cell-address="'Gauss-Padding'.G1:'Gauss-Padding'.G1" chart:class="chart:ba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16x1016</text:p>
                <draw:g>
                  <svg:desc>'Gauss-Padding'.B1:'Gauss-Padding'.B1</svg:desc>
                </draw:g>
              </table:table-cell>
              <table:table-cell office:value-type="string">
                <text:p>1023x1023</text:p>
                <draw:g>
                  <svg:desc>'Gauss-Padding'.C1:'Gauss-Padding'.C1</svg:desc>
                </draw:g>
              </table:table-cell>
              <table:table-cell office:value-type="string">
                <text:p>1024x1024</text:p>
                <draw:g>
                  <svg:desc>'Gauss-Padding'.D1:'Gauss-Padding'.D1</svg:desc>
                </draw:g>
              </table:table-cell>
              <table:table-cell office:value-type="string">
                <text:p>1025x1025</text:p>
                <draw:g>
                  <svg:desc>'Gauss-Padding'.E1:'Gauss-Padding'.E1</svg:desc>
                </draw:g>
              </table:table-cell>
              <table:table-cell office:value-type="string">
                <text:p>1032x1032</text:p>
                <draw:g>
                  <svg:desc>'Gauss-Padding'.F1:'Gauss-Padding'.F1</svg:desc>
                </draw:g>
              </table:table-cell>
              <table:table-cell office:value-type="string">
                <text:p>1040x1040</text:p>
                <draw:g>
                  <svg:desc>'Gauss-Padding'.G1:'Gauss-Padding'.G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Gauss-Padding'.A2:'Gauss-Padding'.A8</svg:desc>
                </draw:g>
              </table:table-cell>
              <table:table-cell office:value-type="float" office:value="0.111239">
                <text:p>0.111239</text:p>
                <draw:g>
                  <svg:desc>'Gauss-Padding'.B2:'Gauss-Padding'.B8</svg:desc>
                </draw:g>
              </table:table-cell>
              <table:table-cell office:value-type="float" office:value="0.116429">
                <text:p>0.116429</text:p>
                <draw:g>
                  <svg:desc>'Gauss-Padding'.C2:'Gauss-Padding'.C8</svg:desc>
                </draw:g>
              </table:table-cell>
              <table:table-cell office:value-type="float" office:value="0.111027">
                <text:p>0.111027</text:p>
                <draw:g>
                  <svg:desc>'Gauss-Padding'.D2:'Gauss-Padding'.D8</svg:desc>
                </draw:g>
              </table:table-cell>
              <table:table-cell office:value-type="float" office:value="0.117353">
                <text:p>0.117353</text:p>
                <draw:g>
                  <svg:desc>'Gauss-Padding'.E2:'Gauss-Padding'.E8</svg:desc>
                </draw:g>
              </table:table-cell>
              <table:table-cell office:value-type="float" office:value="0.08851">
                <text:p>0.08851</text:p>
                <draw:g>
                  <svg:desc>'Gauss-Padding'.F2:'Gauss-Padding'.F8</svg:desc>
                </draw:g>
              </table:table-cell>
              <table:table-cell office:value-type="float" office:value="0.081774">
                <text:p>0.081774</text:p>
                <draw:g>
                  <svg:desc>'Gauss-Padding'.G2:'Gauss-Padding'.G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114544">
                <text:p>0.114544</text:p>
              </table:table-cell>
              <table:table-cell office:value-type="float" office:value="0.116953">
                <text:p>0.116953</text:p>
              </table:table-cell>
              <table:table-cell office:value-type="float" office:value="0.091483">
                <text:p>0.091483</text:p>
              </table:table-cell>
              <table:table-cell office:value-type="float" office:value="0.094362">
                <text:p>0.094362</text:p>
              </table:table-cell>
              <table:table-cell office:value-type="float" office:value="0.086368">
                <text:p>0.086368</text:p>
              </table:table-cell>
              <table:table-cell office:value-type="float" office:value="0.081356">
                <text:p>0.08135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10815">
                <text:p>0.10815</text:p>
              </table:table-cell>
              <table:table-cell office:value-type="float" office:value="0.098595">
                <text:p>0.098595</text:p>
              </table:table-cell>
              <table:table-cell office:value-type="float" office:value="0.091616">
                <text:p>0.091616</text:p>
              </table:table-cell>
              <table:table-cell office:value-type="float" office:value="0.093668">
                <text:p>0.093668</text:p>
              </table:table-cell>
              <table:table-cell office:value-type="float" office:value="0.083496">
                <text:p>0.083496</text:p>
              </table:table-cell>
              <table:table-cell office:value-type="float" office:value="0.080681">
                <text:p>0.08068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93679">
                <text:p>0.093679</text:p>
              </table:table-cell>
              <table:table-cell office:value-type="float" office:value="0.085351">
                <text:p>0.085351</text:p>
              </table:table-cell>
              <table:table-cell office:value-type="float" office:value="0.08242">
                <text:p>0.08242</text:p>
              </table:table-cell>
              <table:table-cell office:value-type="float" office:value="0.083651">
                <text:p>0.083651</text:p>
              </table:table-cell>
              <table:table-cell office:value-type="float" office:value="0.080755">
                <text:p>0.080755</text:p>
              </table:table-cell>
              <table:table-cell office:value-type="float" office:value="0.079376">
                <text:p>0.07937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82412">
                <text:p>0.082412</text:p>
              </table:table-cell>
              <table:table-cell office:value-type="float" office:value="0.079784">
                <text:p>0.079784</text:p>
              </table:table-cell>
              <table:table-cell office:value-type="float" office:value="0.076456">
                <text:p>0.076456</text:p>
              </table:table-cell>
              <table:table-cell office:value-type="float" office:value="0.079193">
                <text:p>0.079193</text:p>
              </table:table-cell>
              <table:table-cell office:value-type="float" office:value="0.079309">
                <text:p>0.079309</text:p>
              </table:table-cell>
              <table:table-cell office:value-type="float" office:value="0.079139">
                <text:p>0.079139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082116">
                <text:p>0.082116</text:p>
              </table:table-cell>
              <table:table-cell office:value-type="float" office:value="0.080142">
                <text:p>0.080142</text:p>
              </table:table-cell>
              <table:table-cell office:value-type="float" office:value="0.077662">
                <text:p>0.077662</text:p>
              </table:table-cell>
              <table:table-cell office:value-type="float" office:value="0.079378">
                <text:p>0.079378</text:p>
              </table:table-cell>
              <table:table-cell office:value-type="float" office:value="0.079512">
                <text:p>0.079512</text:p>
              </table:table-cell>
              <table:table-cell office:value-type="float" office:value="0.079379">
                <text:p>0.07937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82265">
                <text:p>0.082265</text:p>
              </table:table-cell>
              <table:table-cell office:value-type="float" office:value="0.079518">
                <text:p>0.079518</text:p>
              </table:table-cell>
              <table:table-cell office:value-type="float" office:value="0.078185">
                <text:p>0.078185</text:p>
              </table:table-cell>
              <table:table-cell office:value-type="float" office:value="0.0792">
                <text:p>0.0792</text:p>
              </table:table-cell>
              <table:table-cell office:value-type="float" office:value="0.079755">
                <text:p>0.079755</text:p>
              </table:table-cell>
              <table:table-cell office:value-type="float" office:value="0.079738">
                <text:p>0.0797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svg:x="1.704cm" svg:y="1.231cm" style:legend-expansion="custom" chartooo:width="0.8cm" chartooo:height="2.092cm" style:legend-expansion-aspect-ratio="0.382409177820268" chart:style-name="ch2"/>
        <chart:plot-area chart:style-name="ch3" table:cell-range-address="'Jacobi-Speedup'.A1:'Jacobi-Speedup'.E7" chart:data-source-has-labels="both" svg:x="0.77cm" svg:y="0.855cm" svg:width="14.59cm" svg:height="7.545cm">
          <chartooo:coordinate-region svg:x="1.391cm" svg:y="1.054cm" svg:width="13.969cm" svg:height="6.699cm"/>
          <chart:axis chart:dimension="x" chart:name="primary-x" chart:style-name="ch4" chartooo:axis-type="auto">
            <chartooo:date-scale/>
            <chart:categories table:cell-range-address="'Jacobi-Speedup'.A2:'Jacobi-Speedup'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Jacobi-Speedup'.B2:'Jacobi-Speedup'.B7" chart:label-cell-address="'Jacobi-Speedup'.B1:'Jacobi-Speedup'.B1" chart:class="chart:bar">
            <chart:data-point chart:repeated="6"/>
          </chart:series>
          <chart:series chart:style-name="ch8" chart:values-cell-range-address="'Jacobi-Speedup'.C2:'Jacobi-Speedup'.C7" chart:label-cell-address="'Jacobi-Speedup'.C1:'Jacobi-Speedup'.C1" chart:class="chart:bar">
            <chart:data-point chart:repeated="6"/>
          </chart:series>
          <chart:series chart:style-name="ch9" chart:values-cell-range-address="'Jacobi-Speedup'.D2:'Jacobi-Speedup'.D7" chart:label-cell-address="'Jacobi-Speedup'.D1:'Jacobi-Speedup'.D1" chart:class="chart:bar">
            <chart:data-point chart:repeated="6"/>
          </chart:series>
          <chart:series chart:style-name="ch10" chart:values-cell-range-address="'Jacobi-Speedup'.E2:'Jacobi-Speedup'.E7" chart:label-cell-address="'Jacobi-Speedup'.E1:'Jacobi-Speedup'.E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Jacobi-Speedup'.B1:'Jacobi-Speedup'.B1</svg:desc>
                </draw:g>
              </table:table-cell>
              <table:table-cell office:value-type="string">
                <text:p>2</text:p>
                <draw:g>
                  <svg:desc>'Jacobi-Speedup'.C1:'Jacobi-Speedup'.C1</svg:desc>
                </draw:g>
              </table:table-cell>
              <table:table-cell office:value-type="string">
                <text:p>4</text:p>
                <draw:g>
                  <svg:desc>'Jacobi-Speedup'.D1:'Jacobi-Speedup'.D1</svg:desc>
                </draw:g>
              </table:table-cell>
              <table:table-cell office:value-type="string">
                <text:p>6</text:p>
                <draw:g>
                  <svg:desc>'Jacobi-Speedup'.E1:'Jacobi-Speedup'.E1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0</text:p>
                <draw:g>
                  <svg:desc>'Jacobi-Speedup'.A2:'Jacobi-Speedup'.A7</svg:desc>
                </draw:g>
              </table:table-cell>
              <table:table-cell office:value-type="float" office:value="0.0050084">
                <text:p>0.0050084</text:p>
                <draw:g>
                  <svg:desc>'Jacobi-Speedup'.B2:'Jacobi-Speedup'.B7</svg:desc>
                </draw:g>
              </table:table-cell>
              <table:table-cell office:value-type="float" office:value="0.0055075">
                <text:p>0.0055075</text:p>
                <draw:g>
                  <svg:desc>'Jacobi-Speedup'.C2:'Jacobi-Speedup'.C7</svg:desc>
                </draw:g>
              </table:table-cell>
              <table:table-cell office:value-type="float" office:value="0.0085649">
                <text:p>0.0085649</text:p>
                <draw:g>
                  <svg:desc>'Jacobi-Speedup'.D2:'Jacobi-Speedup'.D7</svg:desc>
                </draw:g>
              </table:table-cell>
              <table:table-cell office:value-type="float" office:value="0.0102388">
                <text:p>0.0102388</text:p>
                <draw:g>
                  <svg:desc>'Jacobi-Speedup'.E2:'Jacobi-Speedup'.E7</svg:desc>
                </draw:g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0055186">
                <text:p>0.0055186</text:p>
              </table:table-cell>
              <table:table-cell office:value-type="float" office:value="0.006369">
                <text:p>0.006369</text:p>
              </table:table-cell>
              <table:table-cell office:value-type="float" office:value="0.0084222">
                <text:p>0.0084222</text:p>
              </table:table-cell>
              <table:table-cell office:value-type="float" office:value="0.010777">
                <text:p>0.010777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3.9180009">
                <text:p>3.9180009</text:p>
              </table:table-cell>
              <table:table-cell office:value-type="float" office:value="3.0415764">
                <text:p>3.0415764</text:p>
              </table:table-cell>
              <table:table-cell office:value-type="float" office:value="1.6203772">
                <text:p>1.6203772</text:p>
              </table:table-cell>
              <table:table-cell office:value-type="float" office:value="1.278912">
                <text:p>1.278912</text:p>
              </table:table-cell>
            </table:table-row>
            <table:table-row>
              <table:table-cell office:value-type="float" office:value="1025">
                <text:p>1030</text:p>
              </table:table-cell>
              <table:table-cell office:value-type="float" office:value="4.2360843">
                <text:p>4.2360843</text:p>
              </table:table-cell>
              <table:table-cell office:value-type="float" office:value="3.3800161">
                <text:p>3.3800161</text:p>
              </table:table-cell>
              <table:table-cell office:value-type="float" office:value="1.7920367">
                <text:p>1.7920367</text:p>
              </table:table-cell>
              <table:table-cell office:value-type="float" office:value="1.3551979">
                <text:p>1.3551979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15.6592179">
                <text:p>15.6592179</text:p>
              </table:table-cell>
              <table:table-cell office:value-type="float" office:value="12.1465492">
                <text:p>12.1465492</text:p>
              </table:table-cell>
              <table:table-cell office:value-type="float" office:value="6.5116534">
                <text:p>6.5116534</text:p>
              </table:table-cell>
              <table:table-cell office:value-type="float" office:value="5.0771175">
                <text:p>5.0771175</text:p>
              </table:table-cell>
            </table:table-row>
            <table:table-row>
              <table:table-cell office:value-type="float" office:value="2049">
                <text:p>2050</text:p>
              </table:table-cell>
              <table:table-cell office:value-type="float" office:value="18.1851669">
                <text:p>18.1851669</text:p>
              </table:table-cell>
              <table:table-cell office:value-type="float" office:value="13.5068783">
                <text:p>13.5068783</text:p>
              </table:table-cell>
              <table:table-cell office:value-type="float" office:value="7.0446446">
                <text:p>7.0446446</text:p>
              </table:table-cell>
              <table:table-cell office:value-type="float" office:value="5.4128702">
                <text:p>5.412870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e6e6e6" draw:opacity="50%" draw:opacity-name="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e6e6e6"/>
    </style:style>
    <style:style style:name="ch7" style:family="chart" style:data-style-name="N0">
      <style:chart-properties chart:display-label="true" chart:logarithmic="false" chart:minimum="0" chart:maximum="6" chart:interval-major="2" chart:interval-minor-divis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cccccc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draw:stroke="dash" draw:stroke-dash="Fine_20_Dashed"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453cm" svg:height="13.628cm" xlink:href=".." xlink:type="simple" chart:class="chart:line" chart:style-name="ch1">
        <chart:legend svg:x="2.126cm" svg:y="1.687cm" style:legend-expansion="custom" chartooo:width="3.719cm" chartooo:height="3.22cm" style:legend-expansion-aspect-ratio="1.15496894409938" chart:style-name="ch2"/>
        <chart:plot-area chart:style-name="ch3" table:cell-range-address="'Jacobi-Speedup'.A9:'Jacobi-Speedup'.H12" chart:data-source-has-labels="both" svg:x="1.38cm" svg:y="1.223cm" svg:width="16.335cm" svg:height="11.152cm">
          <chartooo:coordinate-region svg:x="1.816cm" svg:y="1.422cm" svg:width="15.805cm" svg:height="10.306cm"/>
          <chart:axis chart:dimension="x" chart:name="primary-x" chart:style-name="ch4" chartooo:axis-type="auto">
            <chartooo:date-scale/>
            <chart:title svg:x="8.021cm" svg:y="12.647cm" chart:style-name="ch5">
              <text:p>Número de Threads</text:p>
            </chart:title>
            <chart:categories table:cell-range-address="'Jacobi-Speedup'.A10:'Jacobi-Speedup'.A12"/>
            <chart:grid chart:style-name="ch6" chart:class="major"/>
          </chart:axis>
          <chart:axis chart:dimension="y" chart:name="primary-y" chart:style-name="ch7">
            <chart:title svg:x="0.451cm" svg:y="7.518cm" chart:style-name="ch8">
              <text:p>Speedup</text:p>
            </chart:title>
            <chart:grid chart:style-name="ch9" chart:class="major"/>
          </chart:axis>
          <chart:series chart:style-name="ch10" chart:values-cell-range-address="'Jacobi-Speedup'.B10:'Jacobi-Speedup'.B12" chart:label-cell-address="'Jacobi-Speedup'.B9:'Jacobi-Speedup'.B9" chart:class="chart:line">
            <chart:data-point chart:repeated="3"/>
          </chart:series>
          <chart:series chart:style-name="ch11" chart:values-cell-range-address="'Jacobi-Speedup'.C10:'Jacobi-Speedup'.C12" chart:label-cell-address="'Jacobi-Speedup'.C9:'Jacobi-Speedup'.C9" chart:class="chart:line">
            <chart:data-point chart:repeated="3"/>
          </chart:series>
          <chart:series chart:style-name="ch12" chart:values-cell-range-address="'Jacobi-Speedup'.D10:'Jacobi-Speedup'.D12" chart:label-cell-address="'Jacobi-Speedup'.D9:'Jacobi-Speedup'.D9" chart:class="chart:line">
            <chart:data-point chart:repeated="3"/>
          </chart:series>
          <chart:series chart:style-name="ch13" chart:values-cell-range-address="'Jacobi-Speedup'.E10:'Jacobi-Speedup'.E12" chart:label-cell-address="'Jacobi-Speedup'.E9:'Jacobi-Speedup'.E9" chart:class="chart:line">
            <chart:data-point chart:repeated="3"/>
          </chart:series>
          <chart:series chart:style-name="ch14" chart:values-cell-range-address="'Jacobi-Speedup'.F10:'Jacobi-Speedup'.F12" chart:label-cell-address="'Jacobi-Speedup'.F9:'Jacobi-Speedup'.F9" chart:class="chart:line">
            <chart:data-point chart:repeated="3"/>
          </chart:series>
          <chart:series chart:style-name="ch15" chart:values-cell-range-address="'Jacobi-Speedup'.G10:'Jacobi-Speedup'.G12" chart:label-cell-address="'Jacobi-Speedup'.G9:'Jacobi-Speedup'.G9" chart:class="chart:line">
            <chart:data-point chart:repeated="3"/>
          </chart:series>
          <chart:series chart:style-name="ch16" chart:values-cell-range-address="'Jacobi-Speedup'.H10:'Jacobi-Speedup'.H12" chart:label-cell-address="'Jacobi-Speedup'.H9:'Jacobi-Speedup'.H9" chart:class="chart:line">
            <chart:data-point chart:repeated="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2</text:p>
                <draw:g>
                  <svg:desc>'Jacobi-Speedup'.B9:'Jacobi-Speedup'.B9</svg:desc>
                </draw:g>
              </table:table-cell>
              <table:table-cell office:value-type="string">
                <text:p>33</text:p>
                <draw:g>
                  <svg:desc>'Jacobi-Speedup'.C9:'Jacobi-Speedup'.C9</svg:desc>
                </draw:g>
              </table:table-cell>
              <table:table-cell office:value-type="string">
                <text:p>1024</text:p>
                <draw:g>
                  <svg:desc>'Jacobi-Speedup'.D9:'Jacobi-Speedup'.D9</svg:desc>
                </draw:g>
              </table:table-cell>
              <table:table-cell office:value-type="string">
                <text:p>1025</text:p>
                <draw:g>
                  <svg:desc>'Jacobi-Speedup'.E9:'Jacobi-Speedup'.E9</svg:desc>
                </draw:g>
              </table:table-cell>
              <table:table-cell office:value-type="string">
                <text:p>2048</text:p>
                <draw:g>
                  <svg:desc>'Jacobi-Speedup'.F9:'Jacobi-Speedup'.F9</svg:desc>
                </draw:g>
              </table:table-cell>
              <table:table-cell office:value-type="string">
                <text:p>2049</text:p>
                <draw:g>
                  <svg:desc>'Jacobi-Speedup'.G9:'Jacobi-Speedup'.G9</svg:desc>
                </draw:g>
              </table:table-cell>
              <table:table-cell office:value-type="string">
                <text:p>Linear</text:p>
                <draw:g>
                  <svg:desc>'Jacobi-Speedup'.H9:'Jacobi-Speedup'.H9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Jacobi-Speedup'.A10:'Jacobi-Speedup'.A12</svg:desc>
                </draw:g>
              </table:table-cell>
              <table:table-cell office:value-type="float" office:value="0.909378120744439">
                <text:p>0.909378120744439</text:p>
                <draw:g>
                  <svg:desc>'Jacobi-Speedup'.B10:'Jacobi-Speedup'.B12</svg:desc>
                </draw:g>
              </table:table-cell>
              <table:table-cell office:value-type="float" office:value="0.866478254043021">
                <text:p>0.866478254043021</text:p>
                <draw:g>
                  <svg:desc>'Jacobi-Speedup'.C10:'Jacobi-Speedup'.C12</svg:desc>
                </draw:g>
              </table:table-cell>
              <table:table-cell office:value-type="float" office:value="1.28814811293249">
                <text:p>1.28814811293249</text:p>
                <draw:g>
                  <svg:desc>'Jacobi-Speedup'.D10:'Jacobi-Speedup'.D12</svg:desc>
                </draw:g>
              </table:table-cell>
              <table:table-cell office:value-type="float" office:value="1.25327340896394">
                <text:p>1.25327340896394</text:p>
                <draw:g>
                  <svg:desc>'Jacobi-Speedup'.E10:'Jacobi-Speedup'.E12</svg:desc>
                </draw:g>
              </table:table-cell>
              <table:table-cell office:value-type="float" office:value="1.28919066989001">
                <text:p>1.28919066989001</text:p>
                <draw:g>
                  <svg:desc>'Jacobi-Speedup'.F10:'Jacobi-Speedup'.F12</svg:desc>
                </draw:g>
              </table:table-cell>
              <table:table-cell office:value-type="float" office:value="1.34636342284953">
                <text:p>1.34636342284953</text:p>
                <draw:g>
                  <svg:desc>'Jacobi-Speedup'.G10:'Jacobi-Speedup'.G12</svg:desc>
                </draw:g>
              </table:table-cell>
              <table:table-cell office:value-type="float" office:value="2">
                <text:p>2</text:p>
                <draw:g>
                  <svg:desc>'Jacobi-Speedup'.H10:'Jacobi-Speedup'.H12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584758724561875">
                <text:p>0.584758724561875</text:p>
              </table:table-cell>
              <table:table-cell office:value-type="float" office:value="0.655244472940562">
                <text:p>0.655244472940562</text:p>
              </table:table-cell>
              <table:table-cell office:value-type="float" office:value="2.41795607837484">
                <text:p>2.41795607837484</text:p>
              </table:table-cell>
              <table:table-cell office:value-type="float" office:value="2.36383791693552">
                <text:p>2.36383791693552</text:p>
              </table:table-cell>
              <table:table-cell office:value-type="float" office:value="2.40479904842601">
                <text:p>2.40479904842601</text:p>
              </table:table-cell>
              <table:table-cell office:value-type="float" office:value="2.58141722294976">
                <text:p>2.581417222949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489158885806931">
                <text:p>0.489158885806931</text:p>
              </table:table-cell>
              <table:table-cell office:value-type="float" office:value="0.512072005196251">
                <text:p>0.512072005196251</text:p>
              </table:table-cell>
              <table:table-cell office:value-type="float" office:value="3.06354221400691">
                <text:p>3.06354221400691</text:p>
              </table:table-cell>
              <table:table-cell office:value-type="float" office:value="3.1258049470118">
                <text:p>3.1258049470118</text:p>
              </table:table-cell>
              <table:table-cell office:value-type="float" office:value="3.08427329089784">
                <text:p>3.08427329089784</text:p>
              </table:table-cell>
              <table:table-cell office:value-type="float" office:value="3.35961629007841">
                <text:p>3.35961629007841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